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Gotham Bold1" svg:font-family="'Gotham Bold'" style:font-pitch="variable"/>
    <style:font-face style:name="Arial" svg:font-family="Arial" style:font-family-generic="roman" style:font-pitch="variable"/>
    <style:font-face style:name="Gotham Bold" svg:font-family="'Gotham Bold'" style:font-family-generic="roman" style:font-pitch="variable"/>
    <style:font-face style:name="Gotham Light" svg:font-family="'Gotham Light'" style:font-family-generic="roman" style:font-pitch="variable"/>
    <style:font-face style:name="Lato1" svg:font-family="Lat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ato" svg:font-family="Lato"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OpenSymbol2" svg:font-family="OpenSymbol" style:font-family-generic="system" style:font-pitch="variable"/>
  </office:font-face-decls>
  <office:automatic-styles>
    <style:style style:name="Table1" style:family="table">
      <style:table-properties style:width="17cm" fo:margin-left="-0.002cm" fo:margin-top="0cm" fo:margin-bottom="0cm" table:align="left" style:writing-mode="lr-tb"/>
    </style:style>
    <style:style style:name="Table1.A" style:family="table-column">
      <style:table-column-properties style:column-width="5.666cm"/>
    </style:style>
    <style:style style:name="Table1.B" style:family="table-column">
      <style:table-column-properties style:column-width="5.667cm"/>
    </style:style>
    <style:style style:name="Table1.1" style:family="table-row">
      <style:table-row-properties fo:keep-together="auto"/>
    </style:style>
    <style:style style:name="Table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1.C1" style:family="table-cell">
      <style:table-cell-properties fo:background-color="#ffffff" fo:padding-left="0.095cm" fo:padding-right="0.097cm" fo:padding-top="0.097cm" fo:padding-bottom="0.097cm" fo:border="0.25pt solid #000001">
        <style:background-image/>
      </style:table-cell-properties>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writing-mode="lr-tb"/>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writing-mode="lr-tb"/>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writing-mode="lr-tb"/>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writing-mode="lr-tb"/>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writing-mode="lr-tb"/>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writing-mode="lr-tb"/>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writing-mode="lr-tb"/>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2" style:family="table">
      <style:table-properties style:width="17cm" table:align="margins" style:writing-mode="lr-tb"/>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1" style:family="table">
      <style:table-properties style:width="17cm" table:align="margins" style:writing-mode="lr-tb"/>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writing-mode="lr-tb"/>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writing-mode="lr-tb"/>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writing-mode="lr-tb"/>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writing-mode="lr-tb"/>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writing-mode="lr-tb"/>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writing-mode="lr-tb"/>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writing-mode="lr-tb"/>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writing-mode="lr-tb"/>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writing-mode="lr-tb"/>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writing-mode="lr-tb"/>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writing-mode="lr-tb"/>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writing-mode="lr-tb"/>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writing-mode="lr-tb"/>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writing-mode="lr-tb"/>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8" style:family="table">
      <style:table-properties style:width="17cm" table:align="margins" style:writing-mode="lr-tb"/>
    </style:style>
    <style:style style:name="Table28.A" style:family="table-column">
      <style:table-column-properties style:column-width="17cm" style:rel-column-width="65535*"/>
    </style:style>
    <style:style style:name="Table28.A1" style:family="table-cell">
      <style:table-cell-properties fo:padding="0.097cm" fo:border="0.05pt solid #000000"/>
    </style:style>
    <style:style style:name="Table29" style:family="table">
      <style:table-properties style:width="17cm" table:align="margins" style:writing-mode="lr-tb"/>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7" style:family="table">
      <style:table-properties style:width="17cm" table:align="margins" style:writing-mode="lr-tb"/>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30" style:family="table">
      <style:table-properties style:width="17cm" table:align="margins" style:writing-mode="lr-tb"/>
    </style:style>
    <style:style style:name="Table30.A" style:family="table-column">
      <style:table-column-properties style:column-width="17cm" style:rel-column-width="65535*"/>
    </style:style>
    <style:style style:name="Table30.A1" style:family="table-cell">
      <style:table-cell-properties fo:padding="0.097cm" fo:border="0.05pt solid #000000"/>
    </style:style>
    <style:style style:name="Table31" style:family="table">
      <style:table-properties style:width="17cm" table:align="margins" style:writing-mode="lr-tb"/>
    </style:style>
    <style:style style:name="Table31.A" style:family="table-column">
      <style:table-column-properties style:column-width="17cm" style:rel-column-width="65535*"/>
    </style:style>
    <style:style style:name="Table31.A1" style:family="table-cell">
      <style:table-cell-properties fo:padding="0.097cm" fo:border="0.05pt solid #000000"/>
    </style:style>
    <style:style style:name="Table32" style:family="table">
      <style:table-properties style:width="17cm" table:align="margins" style:writing-mode="lr-tb"/>
    </style:style>
    <style:style style:name="Table32.A" style:family="table-column">
      <style:table-column-properties style:column-width="17cm" style:rel-column-width="65535*"/>
    </style:style>
    <style:style style:name="Table32.A1" style:family="table-cell">
      <style:table-cell-properties fo:padding="0.097cm" fo:border="0.05pt solid #000000"/>
    </style:style>
    <style:style style:name="Table33" style:family="table">
      <style:table-properties style:width="17cm" table:align="margins" style:writing-mode="lr-tb"/>
    </style:style>
    <style:style style:name="Table33.A" style:family="table-column">
      <style:table-column-properties style:column-width="17cm" style:rel-column-width="65535*"/>
    </style:style>
    <style:style style:name="Table33.A1" style:family="table-cell">
      <style:table-cell-properties fo:padding="0.097cm" fo:border="0.05pt solid #000000"/>
    </style:style>
    <style:style style:name="Table34" style:family="table">
      <style:table-properties style:width="17cm" table:align="margins" style:writing-mode="lr-tb"/>
    </style:style>
    <style:style style:name="Table34.A" style:family="table-column">
      <style:table-column-properties style:column-width="17cm" style:rel-column-width="65535*"/>
    </style:style>
    <style:style style:name="Table34.A1" style:family="table-cell">
      <style:table-cell-properties fo:padding="0.097cm" fo:border="0.05pt solid #000000"/>
    </style:style>
    <style:style style:name="Table35" style:family="table">
      <style:table-properties style:width="17cm" table:align="margins" style:writing-mode="lr-tb"/>
    </style:style>
    <style:style style:name="Table35.A" style:family="table-column">
      <style:table-column-properties style:column-width="17cm" style:rel-column-width="65535*"/>
    </style:style>
    <style:style style:name="Table35.A1" style:family="table-cell">
      <style:table-cell-properties fo:padding="0.097cm" fo:border="0.05pt solid #000000"/>
    </style:style>
    <style:style style:name="P1" style:family="paragraph" style:parent-style-name="Standard">
      <style:paragraph-properties fo:text-align="center" style:justify-single-word="false"/>
      <style:text-properties style:font-name="Lato1" fo:font-size="14pt" style:font-size-asian="14pt" style:font-size-complex="14pt"/>
    </style:style>
    <style:style style:name="P2" style:family="paragraph" style:parent-style-name="Text_20_body">
      <style:paragraph-properties fo:text-align="justify" style:justify-single-word="false"/>
      <style:text-properties style:font-name="Gotham Light" fo:font-size="11pt" fo:language="fr" fo:country="FR" officeooo:rsid="0013333f" style:font-size-asian="11pt" style:language-asian="zh" style:country-asian="CN" style:font-size-complex="11pt" style:language-complex="hi" style:country-complex="IN"/>
    </style:style>
    <style:style style:name="P3" style:family="paragraph" style:parent-style-name="Text_20_body">
      <style:paragraph-properties fo:text-align="justify" style:justify-single-word="false"/>
      <style:text-properties style:font-name="Gotham Light" fo:font-size="11pt" fo:language="fr" fo:country="FR" officeooo:rsid="0013333f" officeooo:paragraph-rsid="0013333f" style:font-size-asian="11pt" style:language-asian="zh" style:country-asian="CN" style:font-size-complex="11pt" style:language-complex="hi" style:country-complex="IN"/>
    </style:style>
    <style:style style:name="P4" style:family="paragraph" style:parent-style-name="Text_20_body">
      <style:paragraph-properties fo:text-align="justify" style:justify-single-word="false"/>
      <style:text-properties style:font-name="Gotham Light" fo:font-size="11pt" fo:language="fr" fo:country="FR" officeooo:rsid="0013dae9" officeooo:paragraph-rsid="0013dae9" style:font-size-asian="11pt" style:language-asian="zh" style:country-asian="CN" style:font-size-complex="11pt" style:language-complex="hi" style:country-complex="IN"/>
    </style:style>
    <style:style style:name="P5" style:family="paragraph" style:parent-style-name="Text_20_body">
      <style:paragraph-properties fo:text-align="justify" style:justify-single-word="false"/>
      <style:text-properties style:font-name="Gotham Light" fo:font-size="11pt" fo:language="fr" fo:country="FR" officeooo:rsid="00155c38" officeooo:paragraph-rsid="00155c38" style:font-size-asian="11pt" style:language-asian="zh" style:country-asian="CN" style:font-size-complex="11pt" style:language-complex="hi" style:country-complex="IN"/>
    </style:style>
    <style:style style:name="P6" style:family="paragraph" style:parent-style-name="Text_20_body">
      <style:paragraph-properties fo:text-align="justify" style:justify-single-word="false"/>
      <style:text-properties style:font-name="Gotham Light" fo:font-size="11pt" fo:language="fr" fo:country="FR" officeooo:rsid="00155c38" officeooo:paragraph-rsid="001985b8" style:font-size-asian="11pt" style:language-asian="zh" style:country-asian="CN" style:font-size-complex="11pt" style:language-complex="hi" style:country-complex="IN"/>
    </style:style>
    <style:style style:name="P7" style:family="paragraph" style:parent-style-name="Text_20_body">
      <style:paragraph-properties fo:text-align="justify" style:justify-single-word="false"/>
      <style:text-properties style:font-name="Gotham Light" fo:font-size="11pt" fo:language="fr" fo:country="FR" officeooo:rsid="00173df4" officeooo:paragraph-rsid="00173df4" style:font-size-asian="11pt" style:language-asian="zh" style:country-asian="CN" style:font-size-complex="11pt" style:language-complex="hi" style:country-complex="IN"/>
    </style:style>
    <style:style style:name="P8" style:family="paragraph" style:parent-style-name="Text_20_body">
      <style:paragraph-properties fo:text-align="justify" style:justify-single-word="false"/>
      <style:text-properties style:font-name="Gotham Light" fo:font-size="11pt" fo:language="fr" fo:country="FR" officeooo:rsid="001985b8" officeooo:paragraph-rsid="001985b8" style:font-size-asian="11pt" style:language-asian="zh" style:country-asian="CN" style:font-size-complex="11pt" style:language-complex="hi" style:country-complex="IN"/>
    </style:style>
    <style:style style:name="P9" style:family="paragraph" style:parent-style-name="Text_20_body">
      <style:paragraph-properties fo:text-align="justify" style:justify-single-word="false"/>
      <style:text-properties style:font-name="Gotham Light" fo:font-size="11pt" fo:language="fr" fo:country="FR" officeooo:rsid="0019d50d" officeooo:paragraph-rsid="0019d50d" style:font-size-asian="11pt" style:language-asian="zh" style:country-asian="CN" style:font-size-complex="11pt" style:language-complex="hi" style:country-complex="IN"/>
    </style:style>
    <style:style style:name="P10" style:family="paragraph" style:parent-style-name="Text_20_body">
      <style:paragraph-properties fo:text-align="justify" style:justify-single-word="false"/>
      <style:text-properties style:font-name="Gotham Light" fo:font-size="11pt" fo:language="fr" fo:country="FR" officeooo:rsid="0019d50d" officeooo:paragraph-rsid="005bccdc" style:font-size-asian="11pt" style:language-asian="zh" style:country-asian="CN" style:font-size-complex="11pt" style:language-complex="hi" style:country-complex="IN"/>
    </style:style>
    <style:style style:name="P11" style:family="paragraph" style:parent-style-name="Text_20_body">
      <style:paragraph-properties fo:text-align="justify" style:justify-single-word="false"/>
      <style:text-properties style:font-name="Gotham Light" fo:font-size="11pt" fo:language="fr" fo:country="FR" officeooo:rsid="001aeb9f" officeooo:paragraph-rsid="001aeb9f" style:font-size-asian="11pt" style:language-asian="zh" style:country-asian="CN" style:font-size-complex="11pt" style:language-complex="hi" style:country-complex="IN"/>
    </style:style>
    <style:style style:name="P12" style:family="paragraph" style:parent-style-name="Text_20_body">
      <style:paragraph-properties fo:text-align="justify" style:justify-single-word="false"/>
      <style:text-properties style:font-name="Gotham Light" fo:font-size="11pt" fo:language="fr" fo:country="FR" officeooo:rsid="001b343c" officeooo:paragraph-rsid="001b343c" style:font-size-asian="11pt" style:language-asian="zh" style:country-asian="CN" style:font-size-complex="11pt" style:language-complex="hi" style:country-complex="IN"/>
    </style:style>
    <style:style style:name="P13" style:family="paragraph" style:parent-style-name="Text_20_body">
      <style:paragraph-properties fo:text-align="justify" style:justify-single-word="false"/>
      <style:text-properties style:font-name="Gotham Light" fo:font-size="11pt" fo:language="fr" fo:country="FR" officeooo:rsid="001c9f69" officeooo:paragraph-rsid="001c9f69" style:font-size-asian="11pt" style:language-asian="zh" style:country-asian="CN" style:font-size-complex="11pt" style:language-complex="hi" style:country-complex="IN"/>
    </style:style>
    <style:style style:name="P14" style:family="paragraph" style:parent-style-name="Text_20_body">
      <style:paragraph-properties fo:text-align="justify" style:justify-single-word="false"/>
      <style:text-properties style:font-name="Gotham Light" fo:font-size="11pt" fo:language="fr" fo:country="FR" officeooo:rsid="001e48b0" officeooo:paragraph-rsid="001c9f69" style:font-size-asian="11pt" style:language-asian="zh" style:country-asian="CN" style:font-size-complex="11pt" style:language-complex="hi" style:country-complex="IN"/>
    </style:style>
    <style:style style:name="P15" style:family="paragraph" style:parent-style-name="Text_20_body">
      <style:paragraph-properties fo:text-align="justify" style:justify-single-word="false"/>
      <style:text-properties style:font-name="Gotham Light" fo:font-size="11pt" fo:language="fr" fo:country="FR" officeooo:rsid="001e48b0" officeooo:paragraph-rsid="001e48b0" style:font-size-asian="11pt" style:language-asian="zh" style:country-asian="CN" style:font-size-complex="11pt" style:language-complex="hi" style:country-complex="IN"/>
    </style:style>
    <style:style style:name="P16" style:family="paragraph" style:parent-style-name="Text_20_body">
      <style:paragraph-properties fo:text-align="justify" style:justify-single-word="false"/>
      <style:text-properties style:font-name="Gotham Light" fo:font-size="11pt" fo:language="fr" fo:country="FR" officeooo:rsid="001fbd55" officeooo:paragraph-rsid="001fbd55" style:font-size-asian="11pt" style:language-asian="zh" style:country-asian="CN" style:font-size-complex="11pt" style:language-complex="hi" style:country-complex="IN"/>
    </style:style>
    <style:style style:name="P17" style:family="paragraph" style:parent-style-name="Text_20_body">
      <style:paragraph-properties fo:text-align="justify" style:justify-single-word="false"/>
      <style:text-properties style:font-name="Gotham Light" fo:font-size="11pt" fo:language="fr" fo:country="FR" officeooo:rsid="00202bb2" officeooo:paragraph-rsid="00202bb2" style:font-size-asian="11pt" style:language-asian="zh" style:country-asian="CN" style:font-size-complex="11pt" style:language-complex="hi" style:country-complex="IN"/>
    </style:style>
    <style:style style:name="P18" style:family="paragraph" style:parent-style-name="Text_20_body">
      <style:paragraph-properties fo:text-align="justify" style:justify-single-word="false"/>
      <style:text-properties style:font-name="Gotham Light" fo:font-size="11pt" fo:language="fr" fo:country="FR" officeooo:rsid="0021b1bb" officeooo:paragraph-rsid="0021b1bb" style:font-size-asian="11pt" style:language-asian="zh" style:country-asian="CN" style:font-size-complex="11pt" style:language-complex="hi" style:country-complex="IN"/>
    </style:style>
    <style:style style:name="P19" style:family="paragraph" style:parent-style-name="Text_20_body">
      <style:paragraph-properties fo:text-align="justify" style:justify-single-word="false"/>
      <style:text-properties style:font-name="Gotham Light" fo:font-size="11pt" fo:language="fr" fo:country="FR" officeooo:rsid="00222d3c" officeooo:paragraph-rsid="00222d3c" style:font-size-asian="11pt" style:language-asian="zh" style:country-asian="CN" style:font-size-complex="11pt" style:language-complex="hi" style:country-complex="IN"/>
    </style:style>
    <style:style style:name="P20" style:family="paragraph" style:parent-style-name="Text_20_body">
      <style:paragraph-properties fo:text-align="justify" style:justify-single-word="false"/>
      <style:text-properties style:font-name="Gotham Light" fo:font-size="11pt" fo:language="fr" fo:country="FR" officeooo:rsid="00222e96" officeooo:paragraph-rsid="00222e96" style:font-size-asian="11pt" style:language-asian="zh" style:country-asian="CN" style:font-size-complex="11pt" style:language-complex="hi" style:country-complex="IN"/>
    </style:style>
    <style:style style:name="P21" style:family="paragraph" style:parent-style-name="Text_20_body">
      <style:paragraph-properties fo:text-align="justify" style:justify-single-word="false"/>
      <style:text-properties style:font-name="Gotham Bold1" fo:font-size="11pt" fo:language="fr" fo:country="FR" officeooo:rsid="00155c38" officeooo:paragraph-rsid="00155c38" style:font-size-asian="11pt" style:language-asian="zh" style:country-asian="CN" style:font-size-complex="11pt" style:language-complex="hi" style:country-complex="IN"/>
    </style:style>
    <style:style style:name="P22" style:family="paragraph" style:parent-style-name="Text_20_body">
      <style:paragraph-properties fo:text-align="justify" style:justify-single-word="false"/>
      <style:text-properties officeooo:rsid="0023717b" officeooo:paragraph-rsid="0023717b"/>
    </style:style>
    <style:style style:name="P23" style:family="paragraph" style:parent-style-name="Text_20_body">
      <style:paragraph-properties fo:text-align="justify" style:justify-single-word="false"/>
      <style:text-properties officeooo:rsid="00253208" officeooo:paragraph-rsid="00253208"/>
    </style:style>
    <style:style style:name="P24" style:family="paragraph" style:parent-style-name="Text_20_body">
      <style:paragraph-properties fo:text-align="justify" style:justify-single-word="false"/>
      <style:text-properties officeooo:rsid="00271d33" officeooo:paragraph-rsid="00271d33"/>
    </style:style>
    <style:style style:name="P25" style:family="paragraph" style:parent-style-name="Text_20_body">
      <style:paragraph-properties fo:text-align="justify" style:justify-single-word="false"/>
      <style:text-properties officeooo:rsid="00271d33" officeooo:paragraph-rsid="002ceddf"/>
    </style:style>
    <style:style style:name="P26" style:family="paragraph" style:parent-style-name="Text_20_body">
      <style:paragraph-properties fo:text-align="justify" style:justify-single-word="false"/>
      <style:text-properties officeooo:rsid="00279fa5" officeooo:paragraph-rsid="00279fa5"/>
    </style:style>
    <style:style style:name="P27" style:family="paragraph" style:parent-style-name="Text_20_body">
      <style:paragraph-properties fo:text-align="justify" style:justify-single-word="false"/>
      <style:text-properties officeooo:rsid="00284301" officeooo:paragraph-rsid="00284301"/>
    </style:style>
    <style:style style:name="P28" style:family="paragraph" style:parent-style-name="Text_20_body">
      <style:paragraph-properties fo:text-align="justify" style:justify-single-word="false"/>
      <style:text-properties officeooo:rsid="00299910" officeooo:paragraph-rsid="002b456a"/>
    </style:style>
    <style:style style:name="P29" style:family="paragraph" style:parent-style-name="Text_20_body">
      <style:paragraph-properties fo:text-align="justify" style:justify-single-word="false"/>
      <style:text-properties officeooo:rsid="002b456a" officeooo:paragraph-rsid="002b456a"/>
    </style:style>
    <style:style style:name="P30" style:family="paragraph" style:parent-style-name="Text_20_body">
      <style:paragraph-properties fo:text-align="justify" style:justify-single-word="false"/>
      <style:text-properties officeooo:rsid="002ceddf" officeooo:paragraph-rsid="002ceddf"/>
    </style:style>
    <style:style style:name="P31" style:family="paragraph" style:parent-style-name="Text_20_body">
      <style:paragraph-properties fo:text-align="justify" style:justify-single-word="false"/>
      <style:text-properties officeooo:rsid="002e9eb7" officeooo:paragraph-rsid="002e9eb7"/>
    </style:style>
    <style:style style:name="P32" style:family="paragraph" style:parent-style-name="Text_20_body">
      <style:paragraph-properties fo:text-align="justify" style:justify-single-word="false"/>
      <style:text-properties officeooo:rsid="00310757" officeooo:paragraph-rsid="00310757"/>
    </style:style>
    <style:style style:name="P33" style:family="paragraph" style:parent-style-name="Text_20_body">
      <style:paragraph-properties fo:text-align="justify" style:justify-single-word="false"/>
      <style:text-properties officeooo:rsid="0032d9fb" officeooo:paragraph-rsid="0032d9fb"/>
    </style:style>
    <style:style style:name="P34" style:family="paragraph" style:parent-style-name="Text_20_body">
      <style:paragraph-properties fo:text-align="justify" style:justify-single-word="false"/>
      <style:text-properties officeooo:rsid="0032d9fb" officeooo:paragraph-rsid="003324a7"/>
    </style:style>
    <style:style style:name="P35" style:family="paragraph" style:parent-style-name="Text_20_body">
      <style:paragraph-properties fo:text-align="justify" style:justify-single-word="false"/>
      <style:text-properties officeooo:rsid="003324a7" officeooo:paragraph-rsid="003324a7"/>
    </style:style>
    <style:style style:name="P36" style:family="paragraph" style:parent-style-name="Text_20_body">
      <style:paragraph-properties fo:text-align="justify" style:justify-single-word="false"/>
      <style:text-properties officeooo:rsid="003486ac" officeooo:paragraph-rsid="003486ac"/>
    </style:style>
    <style:style style:name="P37" style:family="paragraph" style:parent-style-name="Text_20_body">
      <style:paragraph-properties fo:text-align="justify" style:justify-single-word="false"/>
      <style:text-properties officeooo:rsid="0034e251" officeooo:paragraph-rsid="0034e251"/>
    </style:style>
    <style:style style:name="P38" style:family="paragraph" style:parent-style-name="Text_20_body">
      <style:paragraph-properties fo:text-align="justify" style:justify-single-word="false"/>
      <style:text-properties officeooo:rsid="0034e251" officeooo:paragraph-rsid="005bccdc"/>
    </style:style>
    <style:style style:name="P39" style:family="paragraph" style:parent-style-name="Text_20_body">
      <style:paragraph-properties fo:text-align="justify" style:justify-single-word="false"/>
      <style:text-properties officeooo:rsid="00353cc4" officeooo:paragraph-rsid="00353cc4"/>
    </style:style>
    <style:style style:name="P40" style:family="paragraph" style:parent-style-name="Text_20_body">
      <style:paragraph-properties fo:text-align="justify" style:justify-single-word="false"/>
      <style:text-properties officeooo:rsid="0035c6dd" officeooo:paragraph-rsid="0035c6dd"/>
    </style:style>
    <style:style style:name="P41" style:family="paragraph" style:parent-style-name="Text_20_body">
      <style:paragraph-properties fo:text-align="justify" style:justify-single-word="false"/>
      <style:text-properties officeooo:rsid="0037e77d" officeooo:paragraph-rsid="0037e77d"/>
    </style:style>
    <style:style style:name="P42" style:family="paragraph" style:parent-style-name="Text_20_body">
      <style:paragraph-properties fo:text-align="justify" style:justify-single-word="false"/>
      <style:text-properties officeooo:rsid="0039a184" officeooo:paragraph-rsid="0039a184"/>
    </style:style>
    <style:style style:name="P43" style:family="paragraph" style:parent-style-name="Text_20_body">
      <style:paragraph-properties fo:text-align="justify" style:justify-single-word="false"/>
      <style:text-properties officeooo:rsid="003b28ef" officeooo:paragraph-rsid="003b28ef"/>
    </style:style>
    <style:style style:name="P44" style:family="paragraph" style:parent-style-name="Text_20_body">
      <style:paragraph-properties fo:text-align="justify" style:justify-single-word="false"/>
      <style:text-properties officeooo:rsid="003cadd1" officeooo:paragraph-rsid="003cadd1"/>
    </style:style>
    <style:style style:name="P45" style:family="paragraph" style:parent-style-name="Text_20_body">
      <style:paragraph-properties fo:text-align="justify" style:justify-single-word="false"/>
      <style:text-properties officeooo:rsid="00400f5c" officeooo:paragraph-rsid="00400f5c"/>
    </style:style>
    <style:style style:name="P46" style:family="paragraph" style:parent-style-name="Text_20_body">
      <style:paragraph-properties fo:text-align="justify" style:justify-single-word="false"/>
      <style:text-properties officeooo:rsid="0042593a" officeooo:paragraph-rsid="0042593a"/>
    </style:style>
    <style:style style:name="P47" style:family="paragraph" style:parent-style-name="Text_20_body">
      <style:paragraph-properties fo:text-align="justify" style:justify-single-word="false"/>
      <style:text-properties officeooo:rsid="0042593a" officeooo:paragraph-rsid="004298b7"/>
    </style:style>
    <style:style style:name="P48" style:family="paragraph" style:parent-style-name="Text_20_body">
      <style:paragraph-properties fo:text-align="justify" style:justify-single-word="false"/>
      <style:text-properties officeooo:rsid="004298b7" officeooo:paragraph-rsid="004298b7"/>
    </style:style>
    <style:style style:name="P49" style:family="paragraph" style:parent-style-name="Text_20_body">
      <style:paragraph-properties fo:text-align="justify" style:justify-single-word="false"/>
      <style:text-properties officeooo:rsid="00445f3d" officeooo:paragraph-rsid="00445f3d"/>
    </style:style>
    <style:style style:name="P50" style:family="paragraph" style:parent-style-name="Text_20_body">
      <style:paragraph-properties fo:text-align="justify" style:justify-single-word="false"/>
      <style:text-properties officeooo:rsid="0046da43" officeooo:paragraph-rsid="0046da43"/>
    </style:style>
    <style:style style:name="P51" style:family="paragraph" style:parent-style-name="Text_20_body">
      <style:paragraph-properties fo:text-align="justify" style:justify-single-word="false"/>
      <style:text-properties officeooo:rsid="0046638b" officeooo:paragraph-rsid="0046638b"/>
    </style:style>
    <style:style style:name="P52" style:family="paragraph" style:parent-style-name="Text_20_body">
      <style:paragraph-properties fo:text-align="justify" style:justify-single-word="false"/>
      <style:text-properties officeooo:rsid="0047fe4d" officeooo:paragraph-rsid="0047fe4d"/>
    </style:style>
    <style:style style:name="P53" style:family="paragraph" style:parent-style-name="Text_20_body">
      <style:paragraph-properties fo:text-align="justify" style:justify-single-word="false"/>
      <style:text-properties officeooo:rsid="0047fe4d" officeooo:paragraph-rsid="0049f4e2"/>
    </style:style>
    <style:style style:name="P54" style:family="paragraph" style:parent-style-name="Text_20_body">
      <style:paragraph-properties fo:text-align="justify" style:justify-single-word="false"/>
      <style:text-properties officeooo:rsid="0049f4e2" officeooo:paragraph-rsid="0049f4e2"/>
    </style:style>
    <style:style style:name="P55" style:family="paragraph" style:parent-style-name="Text_20_body">
      <style:paragraph-properties fo:text-align="justify" style:justify-single-word="false"/>
      <style:text-properties officeooo:rsid="004b16a5" officeooo:paragraph-rsid="004b16a5"/>
    </style:style>
    <style:style style:name="P56" style:family="paragraph" style:parent-style-name="Text_20_body">
      <style:paragraph-properties fo:text-align="justify" style:justify-single-word="false"/>
      <style:text-properties officeooo:rsid="004c694b" officeooo:paragraph-rsid="004c694b"/>
    </style:style>
    <style:style style:name="P57" style:family="paragraph" style:parent-style-name="Text_20_body">
      <style:paragraph-properties fo:text-align="justify" style:justify-single-word="false"/>
      <style:text-properties officeooo:rsid="004c9d99" officeooo:paragraph-rsid="004c9d99"/>
    </style:style>
    <style:style style:name="P58" style:family="paragraph" style:parent-style-name="Text_20_body">
      <style:paragraph-properties fo:text-align="justify" style:justify-single-word="false"/>
      <style:text-properties officeooo:rsid="004d722e" officeooo:paragraph-rsid="004d722e"/>
    </style:style>
    <style:style style:name="P59" style:family="paragraph" style:parent-style-name="Text_20_body">
      <style:paragraph-properties fo:text-align="justify" style:justify-single-word="false"/>
      <style:text-properties officeooo:rsid="004e9860" officeooo:paragraph-rsid="004e9860"/>
    </style:style>
    <style:style style:name="P60" style:family="paragraph" style:parent-style-name="Text_20_body">
      <style:paragraph-properties fo:text-align="justify" style:justify-single-word="false"/>
      <style:text-properties officeooo:rsid="004efdf9" officeooo:paragraph-rsid="004efdf9"/>
    </style:style>
    <style:style style:name="P61" style:family="paragraph" style:parent-style-name="Text_20_body">
      <style:paragraph-properties fo:text-align="justify" style:justify-single-word="false"/>
      <style:text-properties officeooo:rsid="004f3862" officeooo:paragraph-rsid="004f3862"/>
    </style:style>
    <style:style style:name="P62" style:family="paragraph" style:parent-style-name="Text_20_body">
      <style:paragraph-properties fo:text-align="justify" style:justify-single-word="false"/>
      <style:text-properties officeooo:rsid="005050d1" officeooo:paragraph-rsid="005050d1"/>
    </style:style>
    <style:style style:name="P63" style:family="paragraph" style:parent-style-name="Text_20_body">
      <style:paragraph-properties fo:text-align="justify" style:justify-single-word="false"/>
      <style:text-properties officeooo:rsid="0051f2f0" officeooo:paragraph-rsid="0051f2f0"/>
    </style:style>
    <style:style style:name="P64" style:family="paragraph" style:parent-style-name="Text_20_body">
      <style:paragraph-properties fo:text-align="justify" style:justify-single-word="false"/>
      <style:text-properties officeooo:rsid="00527e17" officeooo:paragraph-rsid="0051f2f0"/>
    </style:style>
    <style:style style:name="P65" style:family="paragraph" style:parent-style-name="Text_20_body">
      <style:paragraph-properties fo:text-align="justify" style:justify-single-word="false"/>
      <style:text-properties officeooo:rsid="00527e17" officeooo:paragraph-rsid="00527e17"/>
    </style:style>
    <style:style style:name="P66" style:family="paragraph" style:parent-style-name="Text_20_body">
      <style:paragraph-properties fo:text-align="justify" style:justify-single-word="false"/>
      <style:text-properties officeooo:rsid="00530c6a" officeooo:paragraph-rsid="00530c6a"/>
    </style:style>
    <style:style style:name="P67" style:family="paragraph" style:parent-style-name="Text_20_body">
      <style:paragraph-properties fo:text-align="justify" style:justify-single-word="false"/>
      <style:text-properties officeooo:rsid="00541e53" officeooo:paragraph-rsid="00530c6a"/>
    </style:style>
    <style:style style:name="P68" style:family="paragraph" style:parent-style-name="Text_20_body">
      <style:paragraph-properties fo:text-align="justify" style:justify-single-word="false"/>
      <style:text-properties officeooo:rsid="00541e53" officeooo:paragraph-rsid="00541e53"/>
    </style:style>
    <style:style style:name="P69" style:family="paragraph" style:parent-style-name="Text_20_body">
      <style:paragraph-properties fo:text-align="justify" style:justify-single-word="false" fo:break-before="page"/>
      <style:text-properties style:font-name="Gotham Light" fo:font-size="11pt" fo:language="fr" fo:country="FR" officeooo:rsid="0013333f" officeooo:paragraph-rsid="0013333f" style:font-size-asian="11pt" style:language-asian="zh" style:country-asian="CN" style:font-size-complex="11pt" style:language-complex="hi" style:country-complex="IN"/>
    </style:style>
    <style:style style:name="P70" style:family="paragraph" style:parent-style-name="Text_20_body">
      <style:paragraph-properties fo:text-align="justify" style:justify-single-word="false" fo:break-before="page"/>
      <style:text-properties officeooo:rsid="0023717b" officeooo:paragraph-rsid="0023717b"/>
    </style:style>
    <style:style style:name="P71" style:family="paragraph" style:parent-style-name="Text_20_body">
      <style:paragraph-properties fo:text-align="justify" style:justify-single-word="false" fo:break-before="page"/>
      <style:text-properties officeooo:rsid="002ceddf" officeooo:paragraph-rsid="002ceddf"/>
    </style:style>
    <style:style style:name="P72" style:family="paragraph" style:parent-style-name="Text_20_body">
      <style:paragraph-properties fo:text-align="justify" style:justify-single-word="false" fo:break-before="page"/>
      <style:text-properties officeooo:rsid="0037e77d" officeooo:paragraph-rsid="0037e77d"/>
    </style:style>
    <style:style style:name="P73" style:family="paragraph" style:parent-style-name="Text_20_body">
      <style:paragraph-properties fo:text-align="justify" style:justify-single-word="false" fo:break-before="page"/>
      <style:text-properties officeooo:rsid="0046638b" officeooo:paragraph-rsid="0046638b"/>
    </style:style>
    <style:style style:name="P74" style:family="paragraph" style:parent-style-name="Text_20_body">
      <style:paragraph-properties fo:text-align="justify" style:justify-single-word="false" fo:break-before="page"/>
      <style:text-properties officeooo:rsid="004c9d99" officeooo:paragraph-rsid="004c9d99"/>
    </style:style>
    <style:style style:name="P75" style:family="paragraph" style:parent-style-name="Text_20_body">
      <style:paragraph-properties fo:text-align="justify" style:justify-single-word="false" fo:break-before="page"/>
      <style:text-properties officeooo:rsid="005050d1" officeooo:paragraph-rsid="005050d1"/>
    </style:style>
    <style:style style:name="P76" style:family="paragraph" style:parent-style-name="Text_20_body">
      <style:paragraph-properties fo:text-align="justify" style:justify-single-word="false" fo:break-before="page"/>
      <style:text-properties officeooo:rsid="00530c6a" officeooo:paragraph-rsid="00530c6a"/>
    </style:style>
    <style:style style:name="P77" style:family="paragraph" style:parent-style-name="Heading_20_1">
      <style:paragraph-properties fo:text-align="justify" style:justify-single-word="false" fo:break-before="page"/>
      <style:text-properties fo:color="#ffffff" style:font-name="Lato1" fo:font-size="18pt" officeooo:rsid="0013333f" officeooo:paragraph-rsid="0013333f" style:font-size-asian="18pt" style:font-size-complex="18pt"/>
    </style:style>
    <style:style style:name="P78" style:family="paragraph" style:parent-style-name="Heading_20_1">
      <style:paragraph-properties fo:text-align="justify" style:justify-single-word="false"/>
    </style:style>
    <style:style style:name="P79" style:family="paragraph" style:parent-style-name="Text_20_body">
      <style:paragraph-properties fo:margin-left="1.251cm" fo:margin-right="0cm" fo:text-align="justify" style:justify-single-word="false" fo:text-indent="0cm" style:auto-text-indent="false"/>
      <style:text-properties officeooo:rsid="004e9860" officeooo:paragraph-rsid="004e9860"/>
    </style:style>
    <style:style style:name="P80" style:family="paragraph" style:parent-style-name="Text_20_body">
      <style:paragraph-properties fo:margin-top="0cm" fo:margin-bottom="0.247cm" loext:contextual-spacing="false" fo:text-align="justify" style:justify-single-word="false"/>
      <style:text-properties fo:color="#00000a" fo:font-size="11pt" fo:language="fr" fo:country="FR" officeooo:rsid="00530c6a" officeooo:paragraph-rsid="00530c6a" style:font-name-asian="Lucida Sans Unicode" style:font-size-asian="11pt" style:language-asian="zh" style:country-asian="CN" style:font-name-complex="Noto Sans Devanagari" style:font-size-complex="11pt" style:language-complex="hi" style:country-complex="IN"/>
    </style:style>
    <style:style style:name="P81" style:family="paragraph" style:parent-style-name="Text_20_body">
      <style:paragraph-properties fo:margin-top="0cm" fo:margin-bottom="0.247cm" loext:contextual-spacing="false" fo:text-align="justify" style:justify-single-word="false"/>
      <style:text-properties fo:color="#00000a"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82" style:family="paragraph" style:parent-style-name="Text_20_body">
      <style:paragraph-properties fo:margin-top="0cm" fo:margin-bottom="0.247cm" loext:contextual-spacing="false" fo:text-align="justify" style:justify-single-word="false"/>
      <style:text-properties fo:color="#00000a" fo:font-size="11pt" fo:language="fr" fo:country="FR" officeooo:rsid="00541e53" officeooo:paragraph-rsid="00541e53" style:font-name-asian="Lucida Sans Unicode" style:font-size-asian="11pt" style:language-asian="zh" style:country-asian="CN" style:font-name-complex="Noto Sans Devanagari" style:font-size-complex="11pt" style:language-complex="hi" style:country-complex="IN"/>
    </style:style>
    <style:style style:name="P83" style:family="paragraph" style:parent-style-name="Text_20_body">
      <style:paragraph-properties fo:margin-top="0cm" fo:margin-bottom="0.247cm" loext:contextual-spacing="false" fo:text-align="justify" style:justify-single-word="false"/>
      <style:text-properties fo:color="#00000a" fo:font-size="11pt" fo:language="fr" fo:country="FR" officeooo:rsid="0055dda8" officeooo:paragraph-rsid="0055dda8" style:font-name-asian="Lucida Sans Unicode" style:font-size-asian="11pt" style:language-asian="zh" style:country-asian="CN" style:font-name-complex="Noto Sans Devanagari" style:font-size-complex="11pt" style:language-complex="hi" style:country-complex="IN"/>
    </style:style>
    <style:style style:name="P84" style:family="paragraph" style:parent-style-name="Text_20_body">
      <style:paragraph-properties fo:margin-top="0cm" fo:margin-bottom="0.247cm" loext:contextual-spacing="false" fo:text-align="justify" style:justify-single-word="false"/>
      <style:text-properties fo:color="#00000a" fo:font-size="11pt" fo:language="fr" fo:country="FR" officeooo:rsid="005695aa" officeooo:paragraph-rsid="005695aa" style:font-name-asian="Lucida Sans Unicode" style:font-size-asian="11pt" style:language-asian="zh" style:country-asian="CN" style:font-name-complex="Noto Sans Devanagari" style:font-size-complex="11pt" style:language-complex="hi" style:country-complex="IN"/>
    </style:style>
    <style:style style:name="P85" style:family="paragraph" style:parent-style-name="Text_20_body">
      <style:paragraph-properties fo:margin-top="0cm" fo:margin-bottom="0.247cm" loext:contextual-spacing="false" fo:text-align="justify" style:justify-single-word="false"/>
      <style:text-properties fo:color="#00000a" fo:font-size="11pt" fo:language="fr" fo:country="FR" officeooo:rsid="0058184f" officeooo:paragraph-rsid="0058184f" style:font-name-asian="Lucida Sans Unicode" style:font-size-asian="11pt" style:language-asian="zh" style:country-asian="CN" style:font-name-complex="Noto Sans Devanagari" style:font-size-complex="11pt" style:language-complex="hi" style:country-complex="IN"/>
    </style:style>
    <style:style style:name="P86" style:family="paragraph" style:parent-style-name="Text_20_body">
      <style:paragraph-properties fo:margin-top="0cm" fo:margin-bottom="0.247cm" loext:contextual-spacing="false" fo:text-align="justify" style:justify-single-word="false"/>
      <style:text-properties fo:color="#00000a" fo:font-size="11pt" fo:language="fr" fo:country="FR" officeooo:rsid="0059c4c2" officeooo:paragraph-rsid="0059c4c2" style:font-name-asian="Lucida Sans Unicode" style:font-size-asian="11pt" style:language-asian="zh" style:country-asian="CN" style:font-name-complex="Noto Sans Devanagari" style:font-size-complex="11pt" style:language-complex="hi" style:country-complex="IN"/>
    </style:style>
    <style:style style:name="P87" style:family="paragraph" style:parent-style-name="Text_20_body">
      <style:paragraph-properties fo:margin-top="0cm" fo:margin-bottom="0.247cm" loext:contextual-spacing="false" fo:text-align="justify" style:justify-single-word="false"/>
      <style:text-properties fo:color="#00000a" fo:font-size="11pt" fo:language="fr" fo:country="FR" officeooo:rsid="0059d358" officeooo:paragraph-rsid="0059d358" style:font-name-asian="Lucida Sans Unicode" style:font-size-asian="11pt" style:language-asian="zh" style:country-asian="CN" style:font-name-complex="Noto Sans Devanagari" style:font-size-complex="11pt" style:language-complex="hi" style:country-complex="IN"/>
    </style:style>
    <style:style style:name="P88" style:family="paragraph" style:parent-style-name="Text_20_body">
      <style:paragraph-properties fo:margin-top="0cm" fo:margin-bottom="0.247cm" loext:contextual-spacing="false" fo:text-align="justify" style:justify-single-word="false"/>
      <style:text-properties fo:color="#00000a" fo:font-size="11pt" fo:language="fr" fo:country="FR" officeooo:rsid="0059d358" officeooo:paragraph-rsid="005bccdc" style:font-name-asian="Lucida Sans Unicode" style:font-size-asian="11pt" style:language-asian="zh" style:country-asian="CN" style:font-name-complex="Noto Sans Devanagari" style:font-size-complex="11pt" style:language-complex="hi" style:country-complex="IN"/>
    </style:style>
    <style:style style:name="P89" style:family="paragraph" style:parent-style-name="Text_20_body">
      <style:paragraph-properties fo:margin-top="0cm" fo:margin-bottom="0.247cm" loext:contextual-spacing="false" fo:text-align="justify" style:justify-single-word="false"/>
      <style:text-properties fo:color="#00000a" fo:font-size="11pt" fo:language="fr" fo:country="FR" officeooo:rsid="005bccdc" officeooo:paragraph-rsid="005bccdc" style:font-name-asian="Lucida Sans Unicode" style:font-size-asian="11pt" style:language-asian="zh" style:country-asian="CN" style:font-name-complex="Noto Sans Devanagari" style:font-size-complex="11pt" style:language-complex="hi" style:country-complex="IN"/>
    </style:style>
    <style:style style:name="P90" style:family="paragraph" style:parent-style-name="Text_20_body">
      <style:paragraph-properties fo:margin-top="0cm" fo:margin-bottom="0.247cm" loext:contextual-spacing="false" fo:text-align="justify" style:justify-single-word="false"/>
      <style:text-properties fo:color="#00000a" fo:font-size="11pt" fo:language="fr" fo:country="FR" officeooo:rsid="005c1821" officeooo:paragraph-rsid="005c1821" style:font-name-asian="Lucida Sans Unicode" style:font-size-asian="11pt" style:language-asian="zh" style:country-asian="CN" style:font-name-complex="Noto Sans Devanagari" style:font-size-complex="11pt" style:language-complex="hi" style:country-complex="IN"/>
    </style:style>
    <style:style style:name="P91" style:family="paragraph" style:parent-style-name="Text_20_body">
      <style:paragraph-properties fo:margin-top="0cm" fo:margin-bottom="0.247cm" loext:contextual-spacing="false" fo:text-align="justify" style:justify-single-word="false"/>
      <style:text-properties fo:color="#00000a" fo:font-size="11pt" fo:language="fr" fo:country="FR" officeooo:rsid="005c1821" officeooo:paragraph-rsid="005d428e" style:font-name-asian="Lucida Sans Unicode" style:font-size-asian="11pt" style:language-asian="zh" style:country-asian="CN" style:font-name-complex="Noto Sans Devanagari" style:font-size-complex="11pt" style:language-complex="hi" style:country-complex="IN"/>
    </style:style>
    <style:style style:name="P92" style:family="paragraph" style:parent-style-name="Text_20_body">
      <style:paragraph-properties fo:margin-top="0cm" fo:margin-bottom="0.247cm" loext:contextual-spacing="false" fo:text-align="justify" style:justify-single-word="false"/>
      <style:text-properties fo:color="#00000a" fo:font-size="11pt" fo:language="fr" fo:country="FR" officeooo:rsid="005d428e" officeooo:paragraph-rsid="005d428e" style:font-name-asian="Lucida Sans Unicode" style:font-size-asian="11pt" style:language-asian="zh" style:country-asian="CN" style:font-name-complex="Noto Sans Devanagari" style:font-size-complex="11pt" style:language-complex="hi" style:country-complex="IN"/>
    </style:style>
    <style:style style:name="P93" style:family="paragraph" style:parent-style-name="Text_20_body">
      <style:paragraph-properties fo:margin-top="0cm" fo:margin-bottom="0.247cm" loext:contextual-spacing="false" fo:text-align="justify" style:justify-single-word="false"/>
      <style:text-properties fo:color="#00000a" fo:font-size="11pt" fo:language="fr" fo:country="FR" officeooo:rsid="005f8dfd" officeooo:paragraph-rsid="005f8dfd" style:font-name-asian="Lucida Sans Unicode" style:font-size-asian="11pt" style:language-asian="zh" style:country-asian="CN" style:font-name-complex="Noto Sans Devanagari" style:font-size-complex="11pt" style:language-complex="hi" style:country-complex="IN"/>
    </style:style>
    <style:style style:name="P94" style:family="paragraph" style:parent-style-name="Text_20_body">
      <style:paragraph-properties fo:margin-top="0cm" fo:margin-bottom="0.247cm" loext:contextual-spacing="false" fo:text-align="justify" style:justify-single-word="false"/>
      <style:text-properties fo:color="#00000a" fo:font-size="11pt" fo:language="fr" fo:country="FR" officeooo:rsid="006167f9" officeooo:paragraph-rsid="006167f9" style:font-name-asian="Lucida Sans Unicode" style:font-size-asian="11pt" style:language-asian="zh" style:country-asian="CN" style:font-name-complex="Noto Sans Devanagari" style:font-size-complex="11pt" style:language-complex="hi" style:country-complex="IN"/>
    </style:style>
    <style:style style:name="P95" style:family="paragraph" style:parent-style-name="Text_20_body">
      <style:paragraph-properties fo:margin-top="0cm" fo:margin-bottom="0.247cm" loext:contextual-spacing="false" fo:text-align="justify" style:justify-single-word="false"/>
      <style:text-properties fo:color="#00000a" fo:font-size="11pt" fo:language="fr" fo:country="FR" officeooo:rsid="0062fb3e" officeooo:paragraph-rsid="0062fb3e" style:font-name-asian="Lucida Sans Unicode" style:font-size-asian="11pt" style:language-asian="zh" style:country-asian="CN" style:font-name-complex="Noto Sans Devanagari" style:font-size-complex="11pt" style:language-complex="hi" style:country-complex="IN"/>
    </style:style>
    <style:style style:name="P96" style:family="paragraph" style:parent-style-name="Text_20_body">
      <style:paragraph-properties fo:margin-top="0cm" fo:margin-bottom="0.247cm" loext:contextual-spacing="false" fo:text-align="justify" style:justify-single-word="false"/>
      <style:text-properties fo:color="#00000a" fo:font-size="11pt" fo:language="fr" fo:country="FR" officeooo:rsid="0062fb3e" officeooo:paragraph-rsid="00632dc4" style:font-name-asian="Lucida Sans Unicode" style:font-size-asian="11pt" style:language-asian="zh" style:country-asian="CN" style:font-name-complex="Noto Sans Devanagari" style:font-size-complex="11pt" style:language-complex="hi" style:country-complex="IN"/>
    </style:style>
    <style:style style:name="P97" style:family="paragraph" style:parent-style-name="Text_20_body">
      <style:paragraph-properties fo:margin-top="0cm" fo:margin-bottom="0.247cm" loext:contextual-spacing="false" fo:text-align="justify" style:justify-single-word="false"/>
      <style:text-properties fo:color="#00000a" fo:font-size="11pt" fo:language="fr" fo:country="FR" officeooo:rsid="00632dc4" officeooo:paragraph-rsid="00632dc4" style:font-name-asian="Lucida Sans Unicode" style:font-size-asian="11pt" style:language-asian="zh" style:country-asian="CN" style:font-name-complex="Noto Sans Devanagari" style:font-size-complex="11pt" style:language-complex="hi" style:country-complex="IN"/>
    </style:style>
    <style:style style:name="P98" style:family="paragraph" style:parent-style-name="Text_20_body">
      <style:paragraph-properties fo:margin-top="0cm" fo:margin-bottom="0.247cm" loext:contextual-spacing="false" fo:text-align="justify" style:justify-single-word="false"/>
      <style:text-properties fo:color="#00000a" fo:font-size="11pt" fo:language="fr" fo:country="FR" officeooo:rsid="0063e9e5" officeooo:paragraph-rsid="0063e9e5" style:font-name-asian="Lucida Sans Unicode" style:font-size-asian="11pt" style:language-asian="zh" style:country-asian="CN" style:font-name-complex="Noto Sans Devanagari" style:font-size-complex="11pt" style:language-complex="hi" style:country-complex="IN"/>
    </style:style>
    <style:style style:name="P99" style:family="paragraph" style:parent-style-name="Text_20_body">
      <style:paragraph-properties fo:margin-top="0cm" fo:margin-bottom="0.247cm" loext:contextual-spacing="false" fo:text-align="justify" style:justify-single-word="false"/>
      <style:text-properties fo:color="#00000a" style:font-name="Gotham Light"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100" style:family="paragraph" style:parent-style-name="Text_20_body">
      <style:paragraph-properties fo:margin-top="0cm" fo:margin-bottom="0.247cm" loext:contextual-spacing="false" fo:text-align="justify" style:justify-single-word="false"/>
      <style:text-properties fo:color="#00000a" style:font-name="Gotham Light" fo:font-size="12pt" fo:language="fr" fo:country="FR" officeooo:rsid="0063e9e5" officeooo:paragraph-rsid="0066d510" style:font-name-asian="Lucida Sans Unicode" style:font-size-asian="12pt" style:language-asian="zh" style:country-asian="CN" style:font-name-complex="Noto Sans Devanagari" style:font-size-complex="12pt" style:language-complex="hi" style:country-complex="IN"/>
    </style:style>
    <style:style style:name="P101" style:family="paragraph" style:parent-style-name="Text_20_body">
      <style:paragraph-properties fo:margin-top="0cm" fo:margin-bottom="0.247cm" loext:contextual-spacing="false" fo:text-align="justify" style:justify-single-word="false"/>
      <style:text-properties fo:color="#00000a" style:font-name="Gotham Light" fo:font-size="12pt" fo:language="fr" fo:country="FR" officeooo:rsid="0068419a" officeooo:paragraph-rsid="0068419a" style:font-name-asian="Lucida Sans Unicode" style:font-size-asian="12pt" style:language-asian="zh" style:country-asian="CN" style:font-name-complex="Noto Sans Devanagari" style:font-size-complex="12pt" style:language-complex="hi" style:country-complex="IN"/>
    </style:style>
    <style:style style:name="P102" style:family="paragraph" style:parent-style-name="Text_20_body">
      <style:paragraph-properties fo:margin-top="0cm" fo:margin-bottom="0.247cm" loext:contextual-spacing="false" fo:text-align="justify" style:justify-single-word="false"/>
      <style:text-properties fo:color="#00000a" style:font-name="Gotham Light" fo:font-size="12pt" fo:language="fr" fo:country="FR" officeooo:rsid="006aeb53" officeooo:paragraph-rsid="006aeb53" style:font-name-asian="Lucida Sans Unicode" style:font-size-asian="12pt" style:language-asian="zh" style:country-asian="CN" style:font-name-complex="Noto Sans Devanagari" style:font-size-complex="12pt" style:language-complex="hi" style:country-complex="IN"/>
    </style:style>
    <style:style style:name="P103" style:family="paragraph" style:parent-style-name="Text_20_body">
      <style:paragraph-properties fo:margin-top="0cm" fo:margin-bottom="0.247cm" loext:contextual-spacing="false" fo:text-align="justify" style:justify-single-word="false"/>
      <style:text-properties fo:color="#00000a" style:font-name="Gotham Light" fo:font-size="12pt" fo:language="fr" fo:country="FR" officeooo:rsid="006dc407" officeooo:paragraph-rsid="006dc407" style:font-name-asian="Lucida Sans Unicode" style:font-size-asian="12pt" style:language-asian="zh" style:country-asian="CN" style:font-name-complex="Noto Sans Devanagari" style:font-size-complex="12pt" style:language-complex="hi" style:country-complex="IN"/>
    </style:style>
    <style:style style:name="P104" style:family="paragraph" style:parent-style-name="Text_20_body">
      <style:paragraph-properties fo:margin-top="0cm" fo:margin-bottom="0.247cm" loext:contextual-spacing="false" fo:text-align="justify" style:justify-single-word="false"/>
      <style:text-properties fo:color="#00000a" style:font-name="Gotham Light" fo:font-size="12pt" fo:language="fr" fo:country="FR" officeooo:rsid="006dc407" officeooo:paragraph-rsid="006fcf1a" style:font-name-asian="Lucida Sans Unicode" style:font-size-asian="12pt" style:language-asian="zh" style:country-asian="CN" style:font-name-complex="Noto Sans Devanagari" style:font-size-complex="12pt" style:language-complex="hi" style:country-complex="IN"/>
    </style:style>
    <style:style style:name="P105" style:family="paragraph" style:parent-style-name="Text_20_body">
      <style:paragraph-properties fo:margin-top="0cm" fo:margin-bottom="0.247cm" loext:contextual-spacing="false" fo:text-align="justify" style:justify-single-word="false"/>
      <style:text-properties fo:color="#00000a" style:font-name="Gotham Light" fo:font-size="12pt" fo:language="fr" fo:country="FR" officeooo:rsid="006fcf1a" officeooo:paragraph-rsid="006fcf1a" style:font-name-asian="Lucida Sans Unicode" style:font-size-asian="12pt" style:language-asian="zh" style:country-asian="CN" style:font-name-complex="Noto Sans Devanagari" style:font-size-complex="12pt" style:language-complex="hi" style:country-complex="IN"/>
    </style:style>
    <style:style style:name="P106" style:family="paragraph" style:parent-style-name="Text_20_body">
      <style:paragraph-properties fo:margin-top="0cm" fo:margin-bottom="0.247cm" loext:contextual-spacing="false" fo:text-align="justify" style:justify-single-word="false"/>
      <style:text-properties fo:color="#00000a" style:font-name="Gotham Light" fo:font-size="12pt" fo:language="fr" fo:country="FR" officeooo:rsid="00716e4e" officeooo:paragraph-rsid="00716e4e" style:font-name-asian="Lucida Sans Unicode" style:font-size-asian="12pt" style:language-asian="zh" style:country-asian="CN" style:font-name-complex="Noto Sans Devanagari" style:font-size-complex="12pt" style:language-complex="hi" style:country-complex="IN"/>
    </style:style>
    <style:style style:name="P107" style:family="paragraph" style:parent-style-name="Text_20_body">
      <style:paragraph-properties fo:margin-top="0cm" fo:margin-bottom="0.247cm" loext:contextual-spacing="false" fo:text-align="justify" style:justify-single-word="false"/>
      <style:text-properties fo:color="#00000a" style:font-name="Gotham Light" fo:font-size="12pt" fo:language="fr" fo:country="FR" officeooo:rsid="0072f04d" officeooo:paragraph-rsid="0072f04d" style:font-name-asian="Lucida Sans Unicode" style:font-size-asian="12pt" style:language-asian="zh" style:country-asian="CN" style:font-name-complex="Noto Sans Devanagari" style:font-size-complex="12pt" style:language-complex="hi" style:country-complex="IN"/>
    </style:style>
    <style:style style:name="P108" style:family="paragraph" style:parent-style-name="Text_20_body">
      <style:paragraph-properties fo:margin-top="0cm" fo:margin-bottom="0.247cm" loext:contextual-spacing="false" fo:text-align="justify" style:justify-single-word="false"/>
      <style:text-properties fo:color="#00000a" style:font-name="Gotham Light" fo:font-size="12pt" fo:language="fr" fo:country="FR" officeooo:rsid="0073b435" officeooo:paragraph-rsid="0073b435" style:font-name-asian="Lucida Sans Unicode" style:font-size-asian="12pt" style:language-asian="zh" style:country-asian="CN" style:font-name-complex="Noto Sans Devanagari" style:font-size-complex="12pt" style:language-complex="hi" style:country-complex="IN"/>
    </style:style>
    <style:style style:name="P109" style:family="paragraph" style:parent-style-name="Text_20_body">
      <style:paragraph-properties fo:margin-top="0cm" fo:margin-bottom="0.247cm" loext:contextual-spacing="false" fo:text-align="justify" style:justify-single-word="false"/>
      <style:text-properties fo:color="#00000a" style:font-name="Gotham Light" fo:font-size="12pt" fo:language="fr" fo:country="FR" officeooo:rsid="0075b2eb" officeooo:paragraph-rsid="0075b2eb" style:font-name-asian="Lucida Sans Unicode" style:font-size-asian="12pt" style:language-asian="zh" style:country-asian="CN" style:font-name-complex="Noto Sans Devanagari" style:font-size-complex="12pt" style:language-complex="hi" style:country-complex="IN"/>
    </style:style>
    <style:style style:name="P110" style:family="paragraph" style:parent-style-name="Text_20_body">
      <style:paragraph-properties fo:margin-top="0cm" fo:margin-bottom="0.247cm" loext:contextual-spacing="false" fo:text-align="justify" style:justify-single-word="false"/>
      <style:text-properties fo:color="#00000a" style:font-name="Gotham Light" fo:font-size="12pt" fo:language="fr" fo:country="FR" officeooo:rsid="00761983" officeooo:paragraph-rsid="00761983" style:font-name-asian="Lucida Sans Unicode" style:font-size-asian="12pt" style:language-asian="zh" style:country-asian="CN" style:font-name-complex="Noto Sans Devanagari" style:font-size-complex="12pt" style:language-complex="hi" style:country-complex="IN"/>
    </style:style>
    <style:style style:name="P111" style:family="paragraph" style:parent-style-name="Text_20_body">
      <style:paragraph-properties fo:margin-top="0cm" fo:margin-bottom="0.247cm" loext:contextual-spacing="false" fo:text-align="justify" style:justify-single-word="false"/>
      <style:text-properties fo:color="#00000a" style:font-name="Gotham Light" fo:font-size="12pt" fo:language="fr" fo:country="FR" officeooo:rsid="00780f3d" officeooo:paragraph-rsid="00780f3d" style:font-name-asian="Lucida Sans Unicode" style:font-size-asian="12pt" style:language-asian="zh" style:country-asian="CN" style:font-name-complex="Noto Sans Devanagari" style:font-size-complex="12pt" style:language-complex="hi" style:country-complex="IN"/>
    </style:style>
    <style:style style:name="P112" style:family="paragraph" style:parent-style-name="Text_20_body">
      <style:paragraph-properties fo:margin-top="0cm" fo:margin-bottom="0.247cm" loext:contextual-spacing="false" fo:text-align="justify" style:justify-single-word="false"/>
      <style:text-properties fo:color="#00000a" style:font-name="Gotham Light" fo:font-size="12pt" fo:language="fr" fo:country="FR" officeooo:rsid="0079bd89" officeooo:paragraph-rsid="0079bd89" style:font-name-asian="Lucida Sans Unicode" style:font-size-asian="12pt" style:language-asian="zh" style:country-asian="CN" style:font-name-complex="Noto Sans Devanagari" style:font-size-complex="12pt" style:language-complex="hi" style:country-complex="IN"/>
    </style:style>
    <style:style style:name="P113" style:family="paragraph" style:parent-style-name="Text_20_body">
      <style:paragraph-properties fo:margin-top="0cm" fo:margin-bottom="0.247cm" loext:contextual-spacing="false" fo:text-align="justify" style:justify-single-word="false"/>
      <style:text-properties fo:color="#00000a" style:font-name="Gotham Light" fo:font-size="12pt" fo:language="fr" fo:country="FR" officeooo:rsid="0079c4c0" officeooo:paragraph-rsid="0079c4c0" style:font-name-asian="Lucida Sans Unicode" style:font-size-asian="12pt" style:language-asian="zh" style:country-asian="CN" style:font-name-complex="Noto Sans Devanagari" style:font-size-complex="12pt" style:language-complex="hi" style:country-complex="IN"/>
    </style:style>
    <style:style style:name="P114" style:family="paragraph" style:parent-style-name="Text_20_body">
      <style:paragraph-properties fo:margin-top="0cm" fo:margin-bottom="0.247cm" loext:contextual-spacing="false" fo:text-align="justify" style:justify-single-word="false"/>
      <style:text-properties fo:color="#00000a" style:font-name="Gotham Light" fo:font-size="12pt" fo:language="fr" fo:country="FR" officeooo:rsid="007b5e19" officeooo:paragraph-rsid="007b5e19" style:font-name-asian="Lucida Sans Unicode" style:font-size-asian="12pt" style:language-asian="zh" style:country-asian="CN" style:font-name-complex="Noto Sans Devanagari" style:font-size-complex="12pt" style:language-complex="hi" style:country-complex="IN"/>
    </style:style>
    <style:style style:name="P115" style:family="paragraph" style:parent-style-name="Text_20_body">
      <style:paragraph-properties fo:margin-top="0cm" fo:margin-bottom="0.247cm" loext:contextual-spacing="false" fo:text-align="justify" style:justify-single-word="false"/>
      <style:text-properties fo:color="#00000a" style:font-name="Gotham Light" fo:font-size="12pt" fo:language="fr" fo:country="FR" officeooo:rsid="007c08e1" officeooo:paragraph-rsid="007c08e1" style:font-name-asian="Lucida Sans Unicode" style:font-size-asian="12pt" style:language-asian="zh" style:country-asian="CN" style:font-name-complex="Noto Sans Devanagari" style:font-size-complex="12pt" style:language-complex="hi" style:country-complex="IN"/>
    </style:style>
    <style:style style:name="P116" style:family="paragraph" style:parent-style-name="Text_20_body">
      <style:paragraph-properties fo:margin-top="0cm" fo:margin-bottom="0.247cm" loext:contextual-spacing="false" fo:text-align="justify" style:justify-single-word="false"/>
      <style:text-properties fo:color="#00000a" style:font-name="Gotham Light" fo:font-size="12pt" fo:language="fr" fo:country="FR" officeooo:rsid="007d2ca9" officeooo:paragraph-rsid="007d2ca9" style:font-name-asian="Lucida Sans Unicode" style:font-size-asian="12pt" style:language-asian="zh" style:country-asian="CN" style:font-name-complex="Noto Sans Devanagari" style:font-size-complex="12pt" style:language-complex="hi" style:country-complex="IN"/>
    </style:style>
    <style:style style:name="P117" style:family="paragraph" style:parent-style-name="Text_20_body">
      <style:paragraph-properties fo:margin-top="0cm" fo:margin-bottom="0.247cm" loext:contextual-spacing="false" fo:text-align="justify" style:justify-single-word="false"/>
      <style:text-properties fo:color="#00000a" style:font-name="Gotham Light" fo:font-size="12pt" fo:language="fr" fo:country="FR" officeooo:rsid="007d2ca9" officeooo:paragraph-rsid="007e5540" style:font-name-asian="Lucida Sans Unicode" style:font-size-asian="12pt" style:language-asian="zh" style:country-asian="CN" style:font-name-complex="Noto Sans Devanagari" style:font-size-complex="12pt" style:language-complex="hi" style:country-complex="IN"/>
    </style:style>
    <style:style style:name="P118" style:family="paragraph" style:parent-style-name="Text_20_body">
      <style:paragraph-properties fo:margin-top="0cm" fo:margin-bottom="0.247cm" loext:contextual-spacing="false" fo:text-align="justify" style:justify-single-word="false"/>
      <style:text-properties fo:color="#00000a" style:font-name="Gotham Light" fo:font-size="12pt" fo:language="fr" fo:country="FR" officeooo:rsid="007e5540" officeooo:paragraph-rsid="007e5540" style:font-name-asian="Lucida Sans Unicode" style:font-size-asian="12pt" style:language-asian="zh" style:country-asian="CN" style:font-name-complex="Noto Sans Devanagari" style:font-size-complex="12pt" style:language-complex="hi" style:country-complex="IN"/>
    </style:style>
    <style:style style:name="P119" style:family="paragraph" style:parent-style-name="Text_20_body">
      <style:paragraph-properties fo:margin-top="0cm" fo:margin-bottom="0.247cm" loext:contextual-spacing="false" fo:text-align="justify" style:justify-single-word="false"/>
      <style:text-properties fo:color="#00000a" style:font-name="Gotham Light" fo:font-size="12pt" fo:language="fr" fo:country="FR" officeooo:rsid="007e7eb6" officeooo:paragraph-rsid="007e7eb6" style:font-name-asian="Lucida Sans Unicode" style:font-size-asian="12pt" style:language-asian="zh" style:country-asian="CN" style:font-name-complex="Noto Sans Devanagari" style:font-size-complex="12pt" style:language-complex="hi" style:country-complex="IN"/>
    </style:style>
    <style:style style:name="P120" style:family="paragraph" style:parent-style-name="Text_20_body">
      <style:paragraph-properties fo:margin-top="0cm" fo:margin-bottom="0.247cm" loext:contextual-spacing="false" fo:text-align="justify" style:justify-single-word="false"/>
      <style:text-properties fo:color="#00000a" style:font-name="Gotham Light" fo:font-size="12pt" fo:language="fr" fo:country="FR" officeooo:rsid="00802971" officeooo:paragraph-rsid="00802971" style:font-name-asian="Lucida Sans Unicode" style:font-size-asian="12pt" style:language-asian="zh" style:country-asian="CN" style:font-name-complex="Noto Sans Devanagari" style:font-size-complex="12pt" style:language-complex="hi" style:country-complex="IN"/>
    </style:style>
    <style:style style:name="P121" style:family="paragraph" style:parent-style-name="Text_20_body">
      <style:paragraph-properties fo:margin-top="0cm" fo:margin-bottom="0.247cm" loext:contextual-spacing="false" fo:text-align="justify" style:justify-single-word="false"/>
      <style:text-properties fo:color="#00000a" style:font-name="Gotham Light" fo:font-size="12pt" fo:language="fr" fo:country="FR" officeooo:rsid="0080fa95" officeooo:paragraph-rsid="0080fa95" style:font-name-asian="Lucida Sans Unicode" style:font-size-asian="12pt" style:language-asian="zh" style:country-asian="CN" style:font-name-complex="Noto Sans Devanagari" style:font-size-complex="12pt" style:language-complex="hi" style:country-complex="IN"/>
    </style:style>
    <style:style style:name="P122" style:family="paragraph" style:parent-style-name="Text_20_body">
      <style:paragraph-properties fo:margin-top="0cm" fo:margin-bottom="0.247cm" loext:contextual-spacing="false" fo:text-align="justify" style:justify-single-word="false"/>
      <style:text-properties fo:color="#00000a" style:font-name="Gotham Light" fo:font-size="12pt" fo:language="fr" fo:country="FR" officeooo:rsid="008140d4" officeooo:paragraph-rsid="008140d4" style:font-name-asian="Lucida Sans Unicode" style:font-size-asian="12pt" style:language-asian="zh" style:country-asian="CN" style:font-name-complex="Noto Sans Devanagari" style:font-size-complex="12pt" style:language-complex="hi" style:country-complex="IN"/>
    </style:style>
    <style:style style:name="P123" style:family="paragraph" style:parent-style-name="Text_20_body">
      <style:paragraph-properties fo:margin-top="0cm" fo:margin-bottom="0.247cm" loext:contextual-spacing="false" fo:text-align="justify" style:justify-single-word="false"/>
      <style:text-properties fo:color="#438299" style:font-name="Gotham Bold" fo:font-size="11pt" fo:language="fr" fo:country="FR" fo:font-weight="normal" style:font-name-asian="Lucida Sans Unicode" style:font-size-asian="11pt" style:language-asian="zh" style:country-asian="CN" style:font-weight-asian="normal" style:font-name-complex="Noto Sans Devanagari" style:font-size-complex="11pt" style:language-complex="hi" style:country-complex="IN" style:font-weight-complex="normal"/>
    </style:style>
    <style:style style:name="P124" style:family="paragraph" style:parent-style-name="Text_20_body">
      <style:paragraph-properties fo:margin-top="0cm" fo:margin-bottom="0.247cm" loext:contextual-spacing="false"/>
      <style:text-properties style:font-name="Gotham Light" fo:font-size="12pt" officeooo:paragraph-rsid="0066d510" style:font-size-asian="12pt" style:font-size-complex="12pt"/>
    </style:style>
    <style:style style:name="P125" style:family="paragraph" style:parent-style-name="Text_20_body">
      <style:paragraph-properties fo:margin-top="0cm" fo:margin-bottom="0.247cm" loext:contextual-spacing="false"/>
      <style:text-properties officeooo:paragraph-rsid="0066d510"/>
    </style:style>
    <style:style style:name="P126" style:family="paragraph" style:parent-style-name="Text_20_body">
      <style:paragraph-properties fo:margin-top="0cm" fo:margin-bottom="0.247cm" loext:contextual-spacing="false" fo:text-align="justify" style:justify-single-word="false" fo:break-before="page"/>
      <style:text-properties fo:color="#00000a" fo:font-size="11pt" fo:language="fr" fo:country="FR" officeooo:rsid="00541e53" officeooo:paragraph-rsid="00541e53" style:font-name-asian="Lucida Sans Unicode" style:font-size-asian="11pt" style:language-asian="zh" style:country-asian="CN" style:font-name-complex="Noto Sans Devanagari" style:font-size-complex="11pt" style:language-complex="hi" style:country-complex="IN"/>
    </style:style>
    <style:style style:name="P127" style:family="paragraph" style:parent-style-name="Text_20_body">
      <style:paragraph-properties fo:margin-top="0cm" fo:margin-bottom="0.247cm" loext:contextual-spacing="false" fo:text-align="justify" style:justify-single-word="false" fo:break-before="page"/>
      <style:text-properties fo:color="#00000a" fo:font-size="11pt" fo:language="fr" fo:country="FR" officeooo:rsid="0059d358" officeooo:paragraph-rsid="0059d358" style:font-name-asian="Lucida Sans Unicode" style:font-size-asian="11pt" style:language-asian="zh" style:country-asian="CN" style:font-name-complex="Noto Sans Devanagari" style:font-size-complex="11pt" style:language-complex="hi" style:country-complex="IN"/>
    </style:style>
    <style:style style:name="P128" style:family="paragraph" style:parent-style-name="Text_20_body">
      <style:paragraph-properties fo:margin-top="0cm" fo:margin-bottom="0.247cm" loext:contextual-spacing="false" fo:text-align="justify" style:justify-single-word="false" fo:break-before="page"/>
      <style:text-properties fo:color="#00000a" style:font-name="Gotham Light" fo:font-size="12pt" fo:language="fr" fo:country="FR" officeooo:rsid="0068419a" officeooo:paragraph-rsid="0068419a" style:font-name-asian="Lucida Sans Unicode" style:font-size-asian="12pt" style:language-asian="zh" style:country-asian="CN" style:font-name-complex="Noto Sans Devanagari" style:font-size-complex="12pt" style:language-complex="hi" style:country-complex="IN"/>
    </style:style>
    <style:style style:name="P129" style:family="paragraph" style:parent-style-name="Text_20_body">
      <style:paragraph-properties fo:margin-top="0cm" fo:margin-bottom="0.247cm" loext:contextual-spacing="false" fo:break-before="page"/>
      <style:text-properties fo:font-size="14pt" officeooo:rsid="0066d510" officeooo:paragraph-rsid="0066d510" style:font-size-asian="14pt" style:font-size-complex="14pt"/>
    </style:style>
    <style:style style:name="P130" style:family="paragraph" style:parent-style-name="Table_20_Contents">
      <style:paragraph-properties fo:text-align="center" style:justify-single-word="false"/>
      <style:text-properties style:font-name="Gotham Light" fo:font-size="12pt" officeooo:paragraph-rsid="0066d510" style:font-size-asian="12pt" style:font-size-complex="12pt"/>
    </style:style>
    <style:style style:name="P131" style:family="paragraph" style:parent-style-name="Table_20_Contents">
      <style:text-properties style:font-name="Gotham Light" fo:font-size="12pt" officeooo:paragraph-rsid="0066d510" style:font-size-asian="12pt" style:font-size-complex="12pt"/>
    </style:style>
    <style:style style:name="P132" style:family="paragraph" style:parent-style-name="Standard" style:master-page-name="Standard">
      <style:paragraph-properties fo:text-align="center" style:justify-single-word="false" style:page-number="auto"/>
    </style:style>
    <style:style style:name="P133" style:family="paragraph" style:parent-style-name="Text_20_body" style:list-style-name="L1">
      <style:paragraph-properties fo:text-align="justify" style:justify-single-word="false"/>
      <style:text-properties officeooo:rsid="00253208" officeooo:paragraph-rsid="00253208"/>
    </style:style>
    <style:style style:name="P134" style:family="paragraph" style:parent-style-name="Text_20_body" style:list-style-name="L2">
      <style:paragraph-properties fo:text-align="justify" style:justify-single-word="false"/>
      <style:text-properties officeooo:rsid="002b456a" officeooo:paragraph-rsid="002b456a"/>
    </style:style>
    <style:style style:name="P135" style:family="paragraph" style:parent-style-name="Text_20_body" style:list-style-name="L3">
      <style:paragraph-properties fo:text-align="justify" style:justify-single-word="false"/>
      <style:text-properties officeooo:rsid="00530c6a" officeooo:paragraph-rsid="00530c6a"/>
    </style:style>
    <style:style style:name="P136" style:family="paragraph" style:parent-style-name="Text_20_body">
      <style:paragraph-properties fo:text-align="justify" style:justify-single-word="false"/>
      <style:text-properties style:font-name="Gotham Light" fo:font-size="11pt" fo:language="fr" fo:country="FR" officeooo:rsid="0083492b" officeooo:paragraph-rsid="0083492b" style:font-size-asian="11pt" style:language-asian="zh" style:country-asian="CN" style:font-size-complex="11pt" style:language-complex="hi" style:country-complex="IN"/>
    </style:style>
    <style:style style:name="P137" style:family="paragraph" style:parent-style-name="Text_20_body">
      <style:paragraph-properties fo:margin-top="0cm" fo:margin-bottom="0.247cm" loext:contextual-spacing="false" fo:text-align="justify" style:justify-single-word="false"/>
      <style:text-properties fo:color="#00000a" fo:font-size="11pt" fo:language="fr" fo:country="FR" officeooo:rsid="008c29c8" officeooo:paragraph-rsid="005695aa" style:font-name-asian="Lucida Sans Unicode" style:font-size-asian="11pt" style:language-asian="zh" style:country-asian="CN" style:font-name-complex="Noto Sans Devanagari" style:font-size-complex="11pt" style:language-complex="hi" style:country-complex="IN"/>
    </style:style>
    <style:style style:name="P138" style:family="paragraph">
      <loext:graphic-properties draw:fill="solid" draw:fill-color="#80ba43"/>
      <style:paragraph-properties fo:text-align="start"/>
      <style:text-properties fo:font-size="18pt"/>
    </style:style>
    <style:style style:name="T1" style:family="text">
      <style:text-properties style:font-name="Lato1" fo:font-size="14pt" style:font-size-asian="14pt" style:font-size-complex="14pt"/>
    </style:style>
    <style:style style:name="T2" style:family="text">
      <style:text-properties style:font-name="Lato1" fo:font-size="14pt" officeooo:rsid="0013333f" style:font-size-asian="14pt" style:font-size-complex="14pt"/>
    </style:style>
    <style:style style:name="T3" style:family="text">
      <style:text-properties officeooo:rsid="00175724"/>
    </style:style>
    <style:style style:name="T4" style:family="text">
      <style:text-properties officeooo:rsid="001aeb9f"/>
    </style:style>
    <style:style style:name="T5" style:family="text">
      <style:text-properties officeooo:rsid="001c9f69"/>
    </style:style>
    <style:style style:name="T6" style:family="text">
      <style:text-properties officeooo:rsid="001da1d3"/>
    </style:style>
    <style:style style:name="T7" style:family="text">
      <style:text-properties officeooo:rsid="001fbd55"/>
    </style:style>
    <style:style style:name="T8" style:family="text">
      <style:text-properties officeooo:rsid="00202bb2"/>
    </style:style>
    <style:style style:name="T9" style:family="text">
      <style:text-properties officeooo:rsid="002181ba"/>
    </style:style>
    <style:style style:name="T10" style:family="text">
      <style:text-properties officeooo:rsid="00222d3c"/>
    </style:style>
    <style:style style:name="T11" style:family="text">
      <style:text-properties officeooo:rsid="00222e96"/>
    </style:style>
    <style:style style:name="T12" style:family="text">
      <style:text-properties officeooo:rsid="00284301"/>
    </style:style>
    <style:style style:name="T13" style:family="text">
      <style:text-properties officeooo:rsid="00299910"/>
    </style:style>
    <style:style style:name="T14" style:family="text">
      <style:text-properties officeooo:rsid="0029b026"/>
    </style:style>
    <style:style style:name="T15" style:family="text">
      <style:text-properties officeooo:rsid="002e9eb7"/>
    </style:style>
    <style:style style:name="T16" style:family="text">
      <style:text-properties officeooo:rsid="002f6ad6"/>
    </style:style>
    <style:style style:name="T17" style:family="text">
      <style:text-properties officeooo:rsid="0032d9fb"/>
    </style:style>
    <style:style style:name="T18" style:family="text">
      <style:text-properties officeooo:rsid="003486ac"/>
    </style:style>
    <style:style style:name="T19" style:family="text">
      <style:text-properties officeooo:rsid="0034e251"/>
    </style:style>
    <style:style style:name="T20" style:family="text">
      <style:text-properties officeooo:rsid="0035c6dd"/>
    </style:style>
    <style:style style:name="T21" style:family="text">
      <style:text-properties officeooo:rsid="0035e40f"/>
    </style:style>
    <style:style style:name="T22" style:family="text">
      <style:text-properties officeooo:rsid="003b160e"/>
    </style:style>
    <style:style style:name="T23" style:family="text">
      <style:text-properties officeooo:rsid="003d5693"/>
    </style:style>
    <style:style style:name="T24" style:family="text">
      <style:text-properties officeooo:rsid="0041ddc0"/>
    </style:style>
    <style:style style:name="T25" style:family="text">
      <style:text-properties officeooo:rsid="0045af7f"/>
    </style:style>
    <style:style style:name="T26" style:family="text">
      <style:text-properties officeooo:rsid="0047fe4d"/>
    </style:style>
    <style:style style:name="T27" style:family="text">
      <style:text-properties officeooo:rsid="004809ab"/>
    </style:style>
    <style:style style:name="T28" style:family="text">
      <style:text-properties officeooo:rsid="004a0668"/>
    </style:style>
    <style:style style:name="T29" style:family="text">
      <style:text-properties officeooo:rsid="004c9d99"/>
    </style:style>
    <style:style style:name="T30" style:family="text">
      <style:text-properties officeooo:rsid="004e9860"/>
    </style:style>
    <style:style style:name="T31" style:family="text">
      <style:text-properties officeooo:rsid="00530c6a"/>
    </style:style>
    <style:style style:name="T32" style:family="text">
      <style:text-properties officeooo:rsid="00541e53"/>
    </style:style>
    <style:style style:name="T33" style:family="text">
      <style:text-properties officeooo:rsid="005bccdc"/>
    </style:style>
    <style:style style:name="T34" style:family="text">
      <style:text-properties officeooo:rsid="005e27ee"/>
    </style:style>
    <style:style style:name="T35" style:family="text">
      <style:text-properties officeooo:rsid="0062fb3e"/>
    </style:style>
    <style:style style:name="T36" style:family="text">
      <style:text-properties officeooo:rsid="0063e9e5"/>
    </style:style>
    <style:style style:name="T37" style:family="text">
      <style:text-properties officeooo:rsid="00653488"/>
    </style:style>
    <style:style style:name="T38" style:family="text">
      <style:text-properties officeooo:rsid="0066d510"/>
    </style:style>
    <style:style style:name="T39" style:family="text">
      <style:text-properties officeooo:rsid="0068419a"/>
    </style:style>
    <style:style style:name="T40" style:family="text">
      <style:text-properties officeooo:rsid="0069ffb7"/>
    </style:style>
    <style:style style:name="T41" style:family="text">
      <style:text-properties officeooo:rsid="006c5b95"/>
    </style:style>
    <style:style style:name="T42" style:family="text">
      <style:text-properties officeooo:rsid="0072f04d"/>
    </style:style>
    <style:style style:name="T43" style:family="text">
      <style:text-properties officeooo:rsid="007c08e1"/>
    </style:style>
    <style:style style:name="T44" style:family="text">
      <style:text-properties officeooo:rsid="007e7eb6"/>
    </style:style>
    <style:style style:name="T45" style:family="text">
      <style:text-properties officeooo:rsid="0081e64b"/>
    </style:style>
    <style:style style:name="T46" style:family="text">
      <style:text-properties officeooo:rsid="0083eaf3"/>
    </style:style>
    <style:style style:name="T47" style:family="text">
      <style:text-properties officeooo:rsid="00863aa4"/>
    </style:style>
    <style:style style:name="T48" style:family="text">
      <style:text-properties officeooo:rsid="0089559d"/>
    </style:style>
    <style:style style:name="T49" style:family="text">
      <style:text-properties officeooo:rsid="008b1cba"/>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solid" draw:fill-color="#80ba43" draw:textarea-vertical-align="top" draw:auto-grow-height="false" fo:min-height="3.762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text:span text:style-name="T1">Guide pour la vie à l’école à destination des </text:span><text:span text:style-name="T2">parents</text:span></text:p>
      <text:p text:style-name="P1"/>
      <text:p text:style-name="P1"/>
      <text:p text:style-name="P77"><draw:custom-shape text:anchor-type="paragraph" draw:z-index="0" draw:name="Shape1" draw:style-name="gr1" draw:text-style-name="P138"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 Conseils pour la rentrée</text:p>
      <text:p text:style-name="P78"/>
      <text:p text:style-name="P3">Nous savons tous que redémarrer une nouvelle année après les vacances d’été est difficile. Pour les personnes avec autisme, cela peut être particulièrement difficile. La routine de l’été disparaît soudainement. Les changements de professeurs à l’école ou de classe rajoutent encore des difficultés. La gestion des devoirs ainsi que la sensibilisation à l’autisme dans l’école doit encore recommencer.</text:p>
      <text:p text:style-name="P2"/>
      <text:p text:style-name="P3">Voici quelques conseils pour démarrer plus facilement :</text:p>
      <text:p text:style-name="P3"/>
      <text:p text:style-name="P136"><text:span text:style-name="T46">Discutez pour mettre</text:span> votre enfant en conditions</text:p>
      <text:p text:style-name="P3">Préparez votre fils ou votre fille pour la nouvelle année en amenant le sujet de temps en temps pendant les vacances. Focalisez sur les aspects positifs de l’école qu’il/elle aime.</text:p>
      <text:p text:style-name="P3">Si les « Histoires sociales » (social story) sont un outil que vous utilisez, considérez d’utiliser une histoire pour le retour à l’école. Associez le retour à l’école à des chose que votre enfant aime, par exemple les activités dans lesquels il pourrait être impliqué.</text:p>
      <text:p text:style-name="P3"/>
      <text:p text:style-name="P3">Visitez</text:p>
      <text:p text:style-name="P3">Voyez si vous pouvez refaire une visite de l’école les jours précédents la rentrée. Cela sera l’occasion de rencontrer les nouveaux professeurs (vous pourrez alors leurs décrire les besoins de votre enfant). Pour votre enfant, cela sera l’occasion de voir ou revoir les salles de classe. Demandez lui de choisir sa place dans la salle si celle-ci est nouvelle (cela fera du stress en moins le jour de la rentrée). Voyez si vous ne pouvez pas non plus rencontrer quelques élèves de façon à que le jour de la rentrée semble familier.</text:p>
      <text:p text:style-name="P3"/>
      <text:p text:style-name="P3">Rappel des règles</text:p>
      <text:p text:style-name="P3">Faites un bref rappel des règles appliquées à l’école afin que votre enfant sache ce qu’il est attendu de lui. Parlez également des choses qu’il doit arriver à faire cette année comme par exemple attendre son tour pour parler ou rester assis plus longtemps.</text:p>
      <text:p text:style-name="P3"/>
      <text:p text:style-name="P3">Assurez vous que les enseignants comprennent</text:p>
      <text:p text:style-name="P3">Assurer vous que les enseignants comprennent les difficultés de votre enfant, particulièrement pour les premiers jours après la reprise. Vous pouvez également demander la possibilité que votre enfant puisse avoir des pauses les premiers jours si les journées sont vraiment trop difficiles.</text:p>
      <text:p text:style-name="P3"/>
      <text:p text:style-name="P3">Jour de la rentrée</text:p>
      <text:p text:style-name="P3">Essayez d’arriver dans la classe le plus tôt possible, quand celle-ci est encore calme.</text:p>
      <text:p text:style-name="P3">Essayez également de prévoir quelque chose après l’école que votre enfant aime bien de façon à le motiver.</text:p>
      <text:p text:style-name="P3"/>
      <text:p text:style-name="P3">Vie à la maison</text:p>
      <text:p text:style-name="P3"><text:soft-page-break/>À cause de la nouvelle routine qui doit se mettre en place, essayez de garder les choses calmes et « sûres » à la maison pendant les premières semaines. Assurez-vous que votre enfant à une zone calme dans laquelle il peut se détendre, sans frère et sœur et sans avoir à poser de questions etc. Essayez également d’alléger les devoirs pour les premières semaines (voyez avec les enseignants).</text:p>
      <text:p text:style-name="P3"/>
      <text:p text:style-name="P3">Identifiez les difficultés le plus tôt possible</text:p>
      <text:p text:style-name="P3">La communication avec l’école est importante. Toutefois il est vital de détecter les problèmes rapidement afin qu’ils soient résolus au plus vite et que leur impact négatif sur votre enfant soient limités. Si possible, discutez avec votre enfant chaque jour. Demandez lui ce qu’il a aimé et ce qu’il n’a pas aimé dans sa journée et ce qu’il l’a mis mal à l’aise. Également, écrivez ou parlez aux professeurs afin qu’ils vous remontent s’ils ont aperçus des difficultés dans la journée ou pour vous pour leur signaler les difficultés remontées par votre enfant.</text:p>
      <text:p text:style-name="P3"/>
      <text:p text:style-name="P69">2. Faire face aux changements</text:p>
      <text:p text:style-name="P3"/>
      <text:p text:style-name="P4">Une nouvelle école apporte beaucoup de changement et c’est probablement la chose la plus difficile à gérer pour votre enfant. Particulièrement le passage de l’école primaire au collège.</text:p>
      <text:p text:style-name="P4"/>
      <text:p text:style-name="P21">Passage d’une classe à l’autre dans la même école</text:p>
      <text:p text:style-name="P5"/>
      <text:p text:style-name="P7">Discutez des changements en avance</text:p>
      <text:p text:style-name="P7">Si vous savez qu’il y aura un nouveau professeur, une nouvelle classe ou un nouvel emploi du temps en septembre, discutez-en avec votre enfant en avance afin qu’il puisse s’y préparer. Assurez vous <text:span text:style-name="T3">que ces changements ne posent pas de problèmes. Essayez d’établir ce qui dans le changement génère de l’anxiété chez votre enfant. Essayez de discuter avec l’école avant la rentrée afin qu’ils soient préparés aux difficultés potentielles que votre enfant peut rencontrer et qu’ils puissent dans certains cas, adapter les changements.</text:span></text:p>
      <text:p text:style-name="P7"/>
      <text:p text:style-name="P8">Gérez le changement</text:p>
      <text:p text:style-name="P8">Demandez à l’école quels sont les changements potentiels pour la rentrée. Par exemple votre enfant peut être dans une nouvelle salle de cours, il peut y avoir une nouvelle disposition des chaises. S’il y a de nouveaux enseignants, essayez d’aller les voir pour leur parler des particularités de votre enfant.</text:p>
      <text:p text:style-name="P8"/>
      <text:p text:style-name="P8">Assurez-vous qu’il y aura des aides et du soutien</text:p>
      <text:p text:style-name="P8">Assurez-vous que l’Assistante de Vie Scolaire (AVS) a été recrutée et sera disponible pour votre enfant à la rentrée si ce dernier en a besoin.</text:p>
      <text:p text:style-name="P8">Assurez-vous également que les enseignants et le personnel impliqué dans l’éducation de votre enfant est au courant des difficultés de votre enfant et des difficultés potentielles générées par la nouvelle années scolaire. Discutez de ce qu’ils peuvent faire pour aider votre enfant (par exemple pouvoir sortir de la classe quand celui-ci est fatigué, énervé, etc.)</text:p>
      <text:p text:style-name="P8"/>
      <text:p text:style-name="P9">Fournissez des moyens de relaxation</text:p>
      <text:p text:style-name="P9">Assurez-vous que votre enfant à des moyens de se relaxer et de faire de l’exercice. Par exemple vous pouvez lui donner une balle anti-stress qui sera utile pour faire face aux frustrations ou à l’anxiété due aux changements à l’école. Vous pouvez aussi lui fournir à la maison un punching ball à la maison ou lui dire d’aller courir le soir en rentrant.</text:p>
      <text:p text:style-name="P10">Discutez avec l’AVS peut être utile pour déterminer ce qui a été <text:span text:style-name="T33">compliqué</text:span> dans la journée.</text:p>
      <text:p text:style-name="P9">Toutefois, assurez-vous que votre enfant ne masque pas son stress (certaines personnes arrivent à bien se comporter à l’école et explosent à la maison).</text:p>
      <text:p text:style-name="P8"/>
      <text:p text:style-name="P9">Maintenez des repères</text:p>
      <text:p text:style-name="P9">Quand tout semble changeant à l’école, il est crucial d’avoir des repères. <text:span text:style-name="T4">Peut être qu’un professeur qu’il/elle a eu l’année dernière peut lui demander si tout va bien et s’il cela se </text:span><text:soft-page-break/><text:span text:style-name="T4">passe bien avec les nouveaux enseignants. Peut être que rester à la même place que l’an passé dans la classe ou que certains moments agréables dans l’école peuvent être maintenus.</text:span></text:p>
      <text:p text:style-name="P9"/>
      <text:p text:style-name="P11">Stabilité</text:p>
      <text:p text:style-name="P12">Gardez la routine des journées d’école et réduisez les choses qui peuvent changer pendant que votre enfant s’adapte.</text:p>
      <text:p text:style-name="P12"/>
      <text:p text:style-name="P13">Récompenses</text:p>
      <text:p text:style-name="P13">Nous aimons tous être récompensé quand nous nous dépassons. Cela montre que nos efforts sont reconnus. Pourquoi ne pas offrir une petite récompense à votre enfant le week-end après la première semaine d’école ?</text:p>
      <text:p text:style-name="P6"/>
      <text:p text:style-name="P21">Passer de l’école primaire vers le collège <text:span text:style-name="T5">ou du collège vers le lycée</text:span></text:p>
      <text:p text:style-name="P5"/>
      <text:p text:style-name="P13">Sensibilisez</text:p>
      <text:p text:style-name="P13">Assurez vous que les enseignants du collège ou du lycée comprennent bien votre enfant. Préparez un document présentant votre enfant : ce qu’il trouve difficile, ce qu’il aime, quels sont ses centres d’intérêts, etc. Demandez au principal de faire circuler <text:span text:style-name="T6">l</text:span>e document parmi les enseignants <text:span text:style-name="T6">avant la rentrée. Assurez-vous également qu’ils comprennent le caractère invisible du handicap et que chaque personne est impactée différemment.</text:span></text:p>
      <text:p text:style-name="P14"/>
      <text:p text:style-name="P15">Visitez l’établissement</text:p>
      <text:p text:style-name="P15">Visitez l’école en avance avec votre enfant. <text:span text:style-name="T7">Visitez également les endroits qui peuvent s’avérer difficiles comme les escaliers, la cours de récréation, etc. Essayez de rencontrer certains enseignants pendant cette visite.</text:span></text:p>
      <text:p text:style-name="P15"/>
      <text:p text:style-name="P16">Pair<text:span text:style-name="T9">-</text:span>émulation (Buddy system) / Qui d<text:span text:style-name="T8">evez-vous connaître</text:span> ?</text:p>
      <text:p text:style-name="P17">Demandez à l’école de prendre en compte l’aide par les autres élèves. Certains élèves peuvent être amicaux, compréhensif et prêts à aider votre enfant dans les moments difficiles, par exemple pour passer d’une classe à l’autre. Pensez aussi que ces élèves peuvent être de bons alliés pour éviter le harcèlement scolaire, en étant avec votre enfant dans les périodes où les enseignants ne sont pas là pour surveiller. <text:span text:style-name="T9">Considérez également les élèves que votre enfant connaît déjà. Ce sont des visages connus et qui peuvent être utilisés comme points de repère.</text:span></text:p>
      <text:p text:style-name="P16"/>
      <text:p text:style-name="P18">Attention au harcèlement scolaire / Aux expériences négatives qui surviennent très tôt</text:p>
      <text:p text:style-name="P18">Identifiez au plus tôt le harcèlement scolaire qui peut démarrer très tôt dans l’année. Questionnez les enseignants mais aussi les camarades qui peuvent en être témoin du harcèlement. Identifiez également les expériences négatives vécues par votre enfant. Corrigez ces problèmes le plus rapidement. Ceux-ci peuvent avoir de nombreux impacts sur le long terme.</text:p>
      <text:p text:style-name="P16"/>
      <text:p text:style-name="P18">Traitement sensoriel</text:p>
      <text:p text:style-name="P18"><text:soft-page-break/>Passer d’une petite classe dans une petite école en primaire à de grandes classes dans lesquelles vous passez des journées entières, dans un environnement bru<text:span text:style-name="T10">ya</text:span>nt avec beaucoup d’odeurs, et de mouvements peut être difficile. Si votre enfant est sensible à cela, vous pouvez voir avec l’école si vous ne pouvez pas arriver dans la classe en avance pour éviter la foule ou s’il est possible d’avoir un lieu calme pendant les pauses.</text:p>
      <text:p text:style-name="P18"/>
      <text:p text:style-name="P19">Soyez organisé</text:p>
      <text:p text:style-name="P19">Reportez vous à la section dédiée de cette brochure. Une bonne organisation est indispensable au collège et au lycée.</text:p>
      <text:p text:style-name="P19"/>
      <text:p text:style-name="P19">Assurez-vous que les aides sont en place et sont efficaces</text:p>
      <text:p text:style-name="P19">Les gens sont plus <text:span text:style-name="T11">conscients au collège. Votre enfant se sent déjà un peut différent et il n’est pas agréable de porter une étiquette. Assurez-vous que les aides fournies sont discrètes et ne donnent pas l’impression à votre enfant d’être regardé par tout le monde.</text:span></text:p>
      <text:p text:style-name="P20">De plus, trouvez les aides adéquates que votre enfant a besoin, demandez-vous comment ces aides sont fournies et comment en quoi cela répond aux besoins de VOTRE enfant. Ces questions sont également utiles pour remplir le Projet personnalisé de scolarisation (PPS) de votre enfant. </text:p>
      <text:p text:style-name="P19"/>
      <text:p text:style-name="P19"/>
      <text:p text:style-name="P70">3. Préparez votre enfant à sa rentrée à l’école</text:p>
      <text:p text:style-name="P22"/>
      <text:p text:style-name="P23">La scolarisation dans une classe ordinaire n’est pas toujours adaptée à tous les enfants avec autisme. Certains enfants peuvent voir leurs besoins satisfaits:</text:p>
      <text:list xml:id="list403636243" text:style-name="L1">
        <text:list-item>
          <text:p text:style-name="P133">Dans une classe adaptée au sein d’une école ordinaire ;</text:p>
        </text:list-item>
        <text:list-item>
          <text:p text:style-name="P133">Dans une école spécialisée</text:p>
        </text:list-item>
      </text:list>
      <text:p text:style-name="P23">Ils peuvent faire toute leur scolarité dans de telles structures mais ils peuvent aussi revenir dans une école ordinaire avec de l’aide (bien qu’en France, les classes adaptées sont rarement vues comme des passerelles vers le milieu ordinaire).</text:p>
      <text:p text:style-name="P22"/>
      <text:p text:style-name="P24">Classes spécialisées</text:p>
      <text:p text:style-name="P24">Les classes spécialisées</text:p>
      <text:p text:style-name="P24">Les Unités localisées pour l’inclusion scolaire (ULIS) sont des classes spécialisées au seins d’établissements ordinaires. Les élèves avec différents handicaps tels que des troubles des fonctions cognitives ou mentales, du langage ou encore l’autisme.</text:p>
      <text:p text:style-name="P24">Les classes sont gérées par des enseignants ayant reçue une formation au handicap (pas nécessairement à l’autisme en particulier) et une ou plusieurs assistantes de vie scolaires <text:s/>(AVS). Les classes peuvent ne pas ressembler aux classes ordinaires. Les élèves peuvent être ensemble pour des travaux de groupe ou pour le repas du midi.</text:p>
      <text:p text:style-name="P24">Préparez votre enfant pour ce nouvel environnement.</text:p>
      <text:p text:style-name="P24"/>
      <text:p text:style-name="P26">Débuter à l’école</text:p>
      <text:p text:style-name="P26">Demandez en avance les dates de rentrée et de vacances. Demandez également si l’école a une « social story » expliquant comment venir à l’école et qui inclut des éléments familiers comme des photos de la salle de classe ou du personnel. Lisez l’histoire a votre enfant de temps en temps, quand celui-ci est détendu.</text:p>
      <text:p text:style-name="P26">Comme pour les écoles ordinaires, demandez à visiter.<text:span text:style-name="T12">en avance afin que votre enfant se familiarise avec les lieux. Prenez des photos de la classe si vous le pouvez.</text:span></text:p>
      <text:p text:style-name="P27">Les parents sont généralement notifiés très tard que leur enfant est accepté dans une telle classe. Cela rend la préparation de la rentrée très difficile. Les parents dans les classes ordinaires ont tout l’été pour préparer leur enfant. Ils ont aussi l’avantage de pouvoir en discuter avec des voisins ou des amis qui ont leurs enfants dans la même école. Les parents d’enfants de classes spécalisées peuvent se sentir isolés. <text:span text:style-name="T13">Si cela est possible, essayez de contacter les autres parents dont les enfants sont dans la même classe. Un coup de téléphone peut faire une grande différence.</text:span></text:p>
      <text:p text:style-name="P28">Si vous avez la chance de rencontrer <text:span text:style-name="T14">les enseignants avant la rentrée, préparez vos questions et écrivez les réponses car vous pouvez oublier. En clarifiant certains détails, vous pouvez:réduire l’anxiété pour le jour de la rentré.</text:span></text:p>
      <text:list xml:id="list1671794608" text:style-name="L2">
        <text:list-item>
          <text:p text:style-name="P134">Les horaires peuvent être différentes des classes ordinaires ;</text:p>
        </text:list-item>
        <text:list-item>
          <text:p text:style-name="P134">Le repas du midi peut être organisé différement ;</text:p>
        </text:list-item>
        <text:list-item>
          <text:p text:style-name="P134">Les modalités et la fréquence des rendez-vous avec les enseignants ;</text:p>
        </text:list-item>
        <text:list-item>
          <text:p text:style-name="P134">Connaître les noms des autres enfants afin d’en parler à votre enfant.</text:p>
        </text:list-item>
      </text:list>
      <text:p text:style-name="P29"/>
      <text:p text:style-name="P30">Communication avec l’école</text:p>
      <text:p text:style-name="P30"><text:soft-page-break/>L’utilisation d’un agenta dans les classes spécialisée est ESSENTIEL, ce n’est pas juste une suggestion. Certains enfants sont non verbaux et une bonne communication entre la maison et l’école et les personnes travaillant avec votre enfant est essentielle pour la continuité et pour éviter les confusions. Si vous pensez que vous ne recevez pas assez d’informations, parlez-en à l’enseignant. Enfin, souvenez-vous qu’un commentaire positif peut faire la différence. Assurez-vous d’être prévenu en avance des changements dans le réseau de bus. Préparez toujours les changements en avance.</text:p>
      <text:p text:style-name="P25"/>
      <text:p text:style-name="P71">4. <text:span text:style-name="T15">Difficultés en classe</text:span></text:p>
      <text:p text:style-name="P30"/>
      <text:p text:style-name="P31">La classe à la fois en primaire ou au collège peut être un environnement difficile <text:s/>pour les personnes avec autisme. Comme vous le savez, se sont des endroits souvents bruyants, où les enfants peuvent bouger, où ils ne sont pas forcément totalement concentrés sur le cours.</text:p>
      <text:p text:style-name="P31">Cela peut demander de la socialisation : les élèves venants s’asseoir autour d’une même table pour un travail de groupe, ce qui peut être intimidant pour les personnes avec autisme.</text:p>
      <text:p text:style-name="P31">À certains moments, le niveau de stress peut être élevé et l’environnement fait que la personne peut avoir du mal à demander de l’aide. Les difficultés d’apprentissages, souvent présentes chez les pensonnes avec autisme font que cela se produit plus souvent</text:p>
      <text:p text:style-name="P31">Cependant, tout n’est pas négatif. Les classes ordinaires peuvent fournir beaucoup d’opportunités pour les personnes avec autisme : <text:span text:style-name="T16">pouvoir se faire accepter par les autres élèves, suivre le même cursus que les autres et développer leur propres compétences comme les autres élèves. Pour les personnes avec un syndrome d’Asperger, cela peut également leur permettre de développer les compétences dans lesquels elles excèlent.</text:span></text:p>
      <text:p text:style-name="P31"/>
      <text:p text:style-name="P32">Que peut-il être fait pour fournir aux personnes avec autisme le meilleur environnement scolaire ? Ce n’est pas une petite question. La réponse est différente pour chaque élève et peut être difficile à trouver sans <text:span text:style-name="T17">tatonnement</text:span>. Cependant il y a quelques <text:span text:style-name="T17">astuces qui peuvent aider votre enfant dans la classe, que ce soit au primaire ou au collège voire au lycée.</text:span></text:p>
      <text:p text:style-name="P32"/>
      <text:p text:style-name="P33">Consultez les enseignants</text:p>
      <text:p text:style-name="P33">Lisez nos pages sur la communication. Il y a des problèmes importants dans la classe qui peuvent être identifiés et résolus en communiquant avec l’école.</text:p>
      <text:p text:style-name="P33"/>
      <text:p text:style-name="P33">Quand des groupes sont formés, sélectionnez les personnes avec attention</text:p>
      <text:p text:style-name="P35">Si votre enfant trouve que s’asseoir à des tables mises en groupe est difficile, essayez de faire en sorte qu’il soit avec des enfants plus matures. Cela peut d’aider à être plus à l’aise. Le changement est difficile pour les personnes avec autisme, cependant il est important d’encourager les changements <text:span text:style-name="T18">de groupe dans l’année. Essayez de voir avec les enseignants avec qui votre enfant s’entend bien et travaille le mieux pour former les nouveaux groupes. Prévenez également votre enfant. Un changement expliqué est un changement mieux géré.</text:span></text:p>
      <text:p text:style-name="P34"/>
      <text:p text:style-name="P36"><text:span text:style-name="T19">Consignes</text:span> <text:span text:style-name="T19">vagues et rapides</text:span></text:p>
      <text:p text:style-name="P38">Comme votre enfant peut trouver <text:span text:style-name="T33">compliqué de comprendre</text:span> les instructions vagues. <text:s/><text:span text:style-name="T33">D</text:span>iscutez avec les enseignants et demander jeurs de fournir des instructions claires et précises, pas à pas pour votre enfant. Indiquez aussi les difficultés potentielles pour suivre une consigne quand il y a du bruit ou de l’agitation dans la classe.</text:p>
      <text:p text:style-name="P37"/>
      <text:p text:style-name="P37">Fournissez une <text:span text:style-name="T45">option de secours</text:span></text:p>
      <text:p text:style-name="P39">Si votre enfant a du mal à rester assis pendant longtemps, a tendance à devenir stressé ou tout autre chose qui est difficile au quotidien, demandez la possibilité qu’il puisse <text:soft-page-break/>faire des pauses, aller marcher. Cela peut fonctionner vraiment bien si votre enfant <text:span text:style-name="T20">est accompagné d’</text:span>une Assistante de Vie Scolaire. <text:span text:style-name="T20">Désamorcer le stress prévient les comportements négatifs et améliorent la concentration et l’engagement pendant les cours.</text:span></text:p>
      <text:p text:style-name="P37"/>
      <text:p text:style-name="P40">Soyez fermes mais évitez la confrontation</text:p>
      <text:p text:style-name="P40">Il est très important que les enfants avec autisme, comme les autres enfants, connaissent les limites <text:span text:style-name="T21">et que celles-ci soient intégrés et respectées. Cependant les enfant avec autisme peuvent avoir un comportement perturbateur sans s’en rendre compte. Par exemple, parler à haute voix sans demander la permission, parler à eux mêmes pendant le cours, jouer avec leurs crayons. De même, les personnes avec autisme peuvent devenir frustrées et se comporter de manière socialement inacceptable. Bien sûr cela ne doit pas être vu comme acceptable car cela ne profite à personne sur le long terme. Toutefois, il est important que l’enseignant sache faire la différence et soit capable de gérer les situations d’une manière convenable.</text:span></text:p>
      <text:p text:style-name="P40"/>
      <text:p text:style-name="P41">Comprenez les objectifs, concentrez-vous sur les forces</text:p>
      <text:p text:style-name="P41">Discutez des forces de votre enfant avec les enseignants. Lisez la section “<text:span text:style-name="T39">Mettre l’accent sur les</text:span> forces”.</text:p>
      <text:p text:style-name="P41"/>
      <text:p text:style-name="P41"/>
      <text:p text:style-name="P72">5. Défis de la vie sociale à l’école</text:p>
      <text:p text:style-name="P41"/>
      <text:p text:style-name="P42">La socialisation en général est difficile pour les personnes avec autisme. Les choses comme lire et comprendre les expressions du visage et le langage corporel, faire des conversations et simplement s’intégrer avec les gens sont difficiles pour les personnes avec autisme La socialisation à l’école peut être particulièrement difficile. Les personnes avec autisme sont sujettes au harcèlement scolaire à un moment ou à un autre et peuvent donc se désintéresser de la socialisation. De plus, les pauses stéréotypées de l’école peuvent ajouter des difficultés comme par exemple se trouver dans un endroit immense comme la cour de récréation où il faut faire face aux odeurs et aux bruits. De plus, certains enfants ont du mal à jouer avec les autres enfants. Ils peuvent être perdus dans les règles ou les interpréter d’une façon définitive. </text:p>
      <text:p text:style-name="P42">Il est délicat de trouver un équllibre <text:span text:style-name="T22">pour que les enseignants ou son AVS encouragent votre enfant à aller vers les autres enfants, de se faire des amis de leur age et de faire face à l’appréhension de se mélanger avec les autres enfants.</text:span></text:p>
      <text:p text:style-name="P41"/>
      <text:p text:style-name="P43">Voici quelques astuces qui pourraient êtres utiles pour faire face aux problèmes de socialisation à l‘école.</text:p>
      <text:p text:style-name="P43"/>
      <text:p text:style-name="P44">Identifiez les problèmes</text:p>
      <text:p text:style-name="P44">L’autisme est un large spectre et affecte les personnes de différentes façons, par conséquent, les problèmes de socialisation sont aussi différents. <text:span text:style-name="T23">Par exemple certains enfants peuvent aimer socialiser et être inclus mais sont contrariés quand les choses ne se passent pas comme ils le voudraient. D’autres peuvent vouloir aller vers les autres mais ne savent pas comment s’y prendre. Enfin certains sont très introvertis et ont du mal à socialiser. Il est important de considérer chaque enfant différemment, identifier les difficultés de chacun et leur apporter une aide spécifique.</text:span></text:p>
      <text:p text:style-name="P44"/>
      <text:p text:style-name="P45">Considérez la pairemulation (Buddy system)</text:p>
      <text:p text:style-name="P45">Cela peut vraiment bien fonctionner. Pourquoi ne pas demander aux enseignants d’identifier 2-3 élèves dans la classe qui sont connus pour leur gentillesse ou qui sont plus matures pour aider votre enfant. Il pourrait leur être demandé <text:span text:style-name="T24">de farie un effort pour inclure votre enfan dans leurs jeux, leurs discussions. Parlez-leurs pour si votre enfant est harcelé ou exclus. </text:span></text:p>
      <text:p text:style-name="P45"/>
      <text:p text:style-name="P46">Essayez de trouver un intérêt spécifique</text:p>
      <text:p text:style-name="P48">Comme les élèves avec autisme ont du mal à socialiser, un intérêt spécifique sur lequel ils peuvent parler permet de briser les barrières pour intéragir avec les autres. Expliquez l’intérêt de votre enfant aux enseignants afin que ces derniers puissent voir si cela peut être intégré dans un cours. Cela peut être les films, les livres ou les jeux vidéos. L’intérêt peut aussi être abordé dans l’école mais après les cours avec d’autres élèves. Cela peut vraiment en valoir la peine.</text:p>
      <text:p text:style-name="P47"/>
      <text:p text:style-name="P48">Éduquez les élèves</text:p>
      <text:p text:style-name="P49">Quand tout le monde est accepté et respecté pour qui il est, cela profite à tout le monde sur le long terme. Les élèves qui sont exposés à des personnes avec des difficultés diverses dans leur jeune âge deviennent plus compréhensifs et ouverts au handicap.</text:p>
      <text:p text:style-name="P49"><text:soft-page-break/>Pourquoi ne pas discuter avec l’école de faire en sorte que les élèves de la classe de votre enfant reçoivent une présentation sur l’inclusion ou même sur le handicap comme l’autisme. Toute approche peut être bénéfique ! Il peut être mis en évidence le fait que toutes les personnes sont différentes, ont des difficultés dans certains domaines mais aussi des atouts, des forces dans d’autres domaines. Les élèves devraient réfléchir également à ce que cela fait de rester seul ou ne pas être impliqué dans la cour de récréation. Il peut être aussi organisé des événements à l’occasion de la semaine de sensibilisation à l’autisme au mois d’Avril.</text:p>
      <text:p text:style-name="P49"/>
      <text:p text:style-name="P49">Essayez de rendre les temps de pause et de repas confortables</text:p>
      <text:p text:style-name="P49">Beaucoup de difficultés liées à l’autisme sont <text:span text:style-name="T25">renforcées par l’anxiété et le stress souvent associé. Discutez de cela avec les enseignants et l’Assistante de Vie Scolaire. Demandez leur de rendre les pauses et les autres opportunités pour socialiser <text:s/>plus confortable pour votre enfant. Cela peut inclure l’assurance de pouvoir partir si ce dernier se sent mal à l’aise ou bien qu’il puisse être prêt d’un adulte de confiance dans ces moments. Abordez également la question de la cour de récréation. Y a-t-il quelque chose de prévu pour gérer les bruits et les odeurs par exemple ?</text:span></text:p>
      <text:p text:style-name="P49"/>
      <text:p text:style-name="P49"/>
      <text:p text:style-name="P73">6. L’importance de la communication</text:p>
      <text:p text:style-name="P51"/>
      <text:p text:style-name="P50">Une bonne communication entre l’école et la maison est essentielle pour les enfants avec autisme. Cela ne vous permet pas seulement en temps que parent de connaître comment votre enfant se comporte à l’école et d’être prévenu quand quelque chose de difficile se produit <text:span text:style-name="T26">mais c’est</text:span> un bénéfice mutuel. Si votre enfant a <text:span text:style-name="T26">eu une difficulté à la maison, il est important que l’école soit informée afin que les enseignants comprennent pourquoi votre enfant est énervé ou qu’il n’arrive pas à se concentrer comme d’habitude. Il est également important que l’école vous informe comment votre enfant se comporte à l’école de sorte que vous puissiez comprendre comment cela impacte son humeur à la maison. De plus, comme beaucoup d’enfants avec autisme ont du mal à dire ce qu’ils ressentent ou ne parlent pas de ce qui les tracasses, une bonne communication avec l’école permet d’identifier les problèmes et de les corriger avant qu’ils prennent des proportions importantes.</text:span></text:p>
      <text:p text:style-name="P50"/>
      <text:p text:style-name="P52">La communication entre les parents et les professeurs peut prendre différentes formes. Cependant voici quelques suggestions qui ont fonctionnées pour d’autres dans le passé.</text:p>
      <text:p text:style-name="P52"/>
      <text:p text:style-name="P52">Agenda</text:p>
      <text:p text:style-name="P52">C’est un moyen simple de <text:span text:style-name="T27">garder le contact. Chaque matin, écrivez un mot. Indiquez si votre enfant va bien et donnez toutes les informations importantes que l’école doit savoir. Certains jours, cela peut demander d’écrire beaucoup mais certains jours, cela ne peut être que quelques lignes. Mettez l’agenda dans le sac de votre enfant afin que les enseignants puissent les lire et y répondre..Demandez aux enseignants au début d’année s’ils souhaitent cela. Essayez de rester discret dans la façon dont cela est géré. Il peut être ennuyeux que d’autres élèves de la classe en prennnent connaissance.</text:span></text:p>
      <text:p text:style-name="P52"/>
      <text:p text:style-name="P54">Réunions régulières</text:p>
      <text:p text:style-name="P54">Il peut être utile de rencontrer les enseignants plus souvent que pendant les réunions parent/professeur organisées une fois par an Au début de l’année <text:span text:style-name="T28">demandez au professeur principal d’organiser une rénuion chaque trimestre ou plus souvent si le besoin s’en fait sentir. Cela peut être intéressant d’y inviter également d’autres personnes impliquées comme l’Auxiliaire de Vie Scolaire. Dans les réunions, abordez tous les problèmes qui sont arrivés et qui pourraient arrivés. Discutez également des aides fournies à votre enfant. Sont-elles toujours adaptées ou doivent-elles être améliorées ?</text:span></text:p>
      <text:p text:style-name="P53"/>
      <text:p text:style-name="P55">Approches conjointes</text:p>
      <text:p text:style-name="P56">Parfois la communication peut mener <text:span text:style-name="T47">à</text:span> résoudre les problèmes auquels votre enfant fait face <text:span text:style-name="T47">à l’école en réutilisant les solutions qui ont été trouvées ailleurs</text:span>. Par exemple, vous pouvez avoir trouvé à la maison une technique pour gérer <text:span text:style-name="T48">un comportement lorsque votre enfant sent des</text:span> odeurs fortes, celle-ci peut être également utilisé à l’école. <text:span text:style-name="T49">Un autre exemple est </text:span>d’utiliser la même technique qu’à la maison pour se concentrer à l’école. <text:span text:style-name="T29">La communication mène à la coopération ce qui profitera à votre enfant.</text:span></text:p>
      <text:p text:style-name="P55"/>
      <text:p text:style-name="P74">7. <text:span text:style-name="T32">L’i</text:span>mportance de l’organisation</text:p>
      <text:p text:style-name="P57"/>
      <text:p text:style-name="P58">Resté organisé, préparer tout le matériel nécessaire, arriver à l’heure en classe, et respecter les dates limites pour rendre un travail sont des choses parfois difficile pour les personnes avec autisme. Cela peut être <text:span text:style-name="T30">encore plus difficile au collège avec tant de professeurs différents.</text:span></text:p>
      <text:p text:style-name="P58"/>
      <text:p text:style-name="P59">Quand les personnes avec autismes ne sont pas organisées, cela génère souvent de l’anxiété.</text:p>
      <text:p text:style-name="P59"/>
      <text:p text:style-name="P79">« J’ai oublié mon livre, que vais-je faire ?</text:p>
      <text:p text:style-name="P79">Vais-je être puni »</text:p>
      <text:p text:style-name="P79">« Je suis perdu et je ne sais pas où aller »</text:p>
      <text:p text:style-name="P59"/>
      <text:p text:style-name="P59">Cela peut rendre la vie à l’école plus difficile. Voici quelques techniques pour prévenir la désorganisation.</text:p>
      <text:p text:style-name="P59"/>
      <text:p text:style-name="P60">Au début de l’année</text:p>
      <text:p text:style-name="P60"/>
      <text:p text:style-name="P61">Code couleur</text:p>
      <text:p text:style-name="P61">Coloriez les matières sur l’emploi du temps et les affaires se reférrant à la matière de la même couleur. Par exemple coloriez l’anglais en pleu et mettez une étiquette bleue sur le cahier, le livre. Votre enfant devant son casier pourra trouver plus facilement les affaires nécessaires pour le cours.</text:p>
      <text:p text:style-name="P61"/>
      <text:p text:style-name="P61">Achetez des affaires supplémentaires</text:p>
      <text:p text:style-name="P61">Cela peut coûter cher mais cela fonctionne bien pour certains pareins. Achetez une trousse supplémentaire, des livres en plus. Vous pouvez laisser un exemplaire à l’école. Si votre enfant panique car il a perdu sa trousse, il saura où en trouver une.</text:p>
      <text:p text:style-name="P61"/>
      <text:p text:style-name="P61">Étiquetez tout</text:p>
      <text:p text:style-name="P61">Sans utiliser le nom de votre enfant, vous pouvez indiquer un numéro de téléphone ou bien des initiales sur tous les équipements scolaires. Cela vous donnera plus de chance de les retrouver s’ils sont perdus.</text:p>
      <text:p text:style-name="P61"/>
      <text:p text:style-name="P61">Mettez les bons systèmes en place</text:p>
      <text:p text:style-name="P61">Assurez vous que les devoirs ne sont pas fait à la dernière minute. Regardez sur l’ agenda les dates de rendu de chaque travail. Vous pouvez même demander en avance aux enseignants le travail à faire si votre enfant a besoin de plus de temps.</text:p>
      <text:p text:style-name="P61"/>
      <text:p text:style-name="P61">Parlez aux enseignants et prévoyez « Que faire si… » </text:p>
      <text:p text:style-name="P61"/>
      <text:p text:style-name="P62"><text:soft-page-break/>Prenez le temps de mentionner les difficultés de votre enfant au début de l’année. Assurez vous que les enseignants comprennent. Ils ne doivent pas dire oui et oublier. Discutez de ce qu’il faut faire si par exemple votre enfant oublie/ perd quelque chose.</text:p>
      <text:p text:style-name="P62">Discutez de ce qu’il faut faire dans ce cas là. Notez tous les renseignements afin que votre enfant puisse s’y référer. De cette façon, vous réduirez l’anxiété de votre enfant.</text:p>
      <text:p text:style-name="P62"/>
      <text:p text:style-name="P62">Tout au long de l’année</text:p>
      <text:p text:style-name="P62"/>
      <text:p text:style-name="P62">Gardez un œil sur le cartable / le casier de votre enfant</text:p>
      <text:p text:style-name="P62">Soyez sûr que votre enfant apporte à l’école tout ce qui est nécessaire pour la journée. Soyez également sûr que les affaires reviennent à la maison. De cette façon, vous diminuez le risque de perdre des affaires. Également, vérifiez tous les jours que les cours de la journées atterissent dans les bons dossiers afin d’éviter les feuilles « volantes » qui ne sont pas classées et qui finissent par être perdues. Chaque matin vérifiez que le sac est complet. Essayez de rendre votre aussi responsable que possible.</text:p>
      <text:p text:style-name="P62"/>
      <text:p text:style-name="P62">Vérifiez l’agenda</text:p>
      <text:p text:style-name="P62">Vérifiez que tout le travail qui doit être fait est fait. Gardez aussi un emploi du temps de ce qui doit être fait et quand.</text:p>
      <text:p text:style-name="P62"/>
      <text:p text:style-name="P62">Soyez flexibles</text:p>
      <text:p text:style-name="P62">Quand l’année progresse, les choses qui semblaient bien fonctionner peuvent ne plus fonctionner. Travaillez avec votre enfant et les enseignants pour trouver de nouvelles méthodes pour qu’il reste organisé.</text:p>
      <text:p text:style-name="P62"/>
      <text:p text:style-name="P62"/>
      <text:p text:style-name="P75">8. Projet Personnalisé de Scolarisation (PPS)</text:p>
      <text:p text:style-name="P62"/>
      <text:p text:style-name="P63">Le projet personnalisé de scolarisation (PPS) est un acte écrit qui sert à définir les besoins particuliers d'un enfant en situation de handicap au cours de sa scolarité (accompagnement humain, attribution de matériel pédagogique adapté, dispense d'un ou plusieurs enseignements...). Le PPS est un acte fondamental, car il suit l'élève durant sa scolarité. Il s'impose à tous les établissements scolaires.</text:p>
      <text:p text:style-name="P64"/>
      <text:p text:style-name="P65">Il est important que le PPS inclut non seulement les objectifs en terme de niveau scolaire mais aussi les objects dans la classe. En d’autres mots, chaque enfant avec autisme a besoin d’un parcours scolaire adap<text:span text:style-name="T31">té avec des aide. Le PPS doit aussi prendre en compte la capacité de l’enfant à apprendre et à atteindre les objectifs. </text:span></text:p>
      <text:p text:style-name="P66">Le PPS doit</text:p>
      <text:list xml:id="list1268678992" text:style-name="L3">
        <text:list-item>
          <text:p text:style-name="P135">Mettre l’accent sur les difficultés essentielles</text:p>
        </text:list-item>
        <text:list-item>
          <text:p text:style-name="P135">Être réaliste en terme d’adaptations à faire</text:p>
        </text:list-item>
      </text:list>
      <text:p text:style-name="P65"/>
      <text:p text:style-name="P65">Pour plus d’informations : <text:a xlink:type="simple" xlink:href="https://www.service-public.fr/particuliers/vosdroits/F33865" text:style-name="Internet_20_link" text:visited-style-name="Visited_20_Internet_20_Link">https://www.service-public.fr/particuliers/vosdroits/F33865</text:a></text:p>
      <text:p text:style-name="P65"/>
      <text:p text:style-name="P76">9. Ressources, exemptions &amp; aide par la technologie</text:p>
      <text:p text:style-name="P66"/>
      <text:p text:style-name="P66">Beaucoup d’élèves avec autisme requiert des aides pour la vie à l’école. Connaître ce <text:s/>que votre enfant pourrait bénéficier et comment accéder à cette aide peut être assez compliqué étant donné tout ce qu’il est possible de fair<text:span text:style-name="T32">e</text:span>. Nous essayons ici de dresser une liste des aides disponibles pour les personnes avec autisme.</text:p>
      <text:p text:style-name="P67"/>
      <text:p text:style-name="P68"/>
      <text:p text:style-name="P123">Accompagnants des élèves en situation de Handicap (AESH) / Assistants de vie scolaire (AVS)</text:p>
      <text:p text:style-name="P81">Si <text:span text:style-name="T32">votre enfant</text:span> trouv<text:span text:style-name="T32">e</text:span> une partie de la journée particulièrement difficile ou qu’<text:span text:style-name="T32">il a besoin d’une personne l’a</text:span>ide, qui <text:span text:style-name="T32">le</text:span> réassure et qui <text:span text:style-name="T32">le</text:span> guide, <text:span text:style-name="T32">il peut</text:span> bénéficier d’un Accompagnant des Élèves en Situation de Handicap. De moins en moins de personnes peuvent bénéficier d’un AESH à temps plein. Vous pouvez l’obtenir seulement à temps partiel ou ne pas en avoir du tout.</text:p>
      <text:p text:style-name="P99"/>
      <text:p text:style-name="P123">Prise de note sur ordinateur</text:p>
      <text:p text:style-name="P81">Trouve<text:span text:style-name="T32">-t</text:span>-<text:span text:style-name="T32">il</text:span> l’écriture manuelle difficile ou trouve<text:span text:style-name="T32">-t-il</text:span> qu’utiliser un ordinateur portable ou une tablette aide <text:span text:style-name="T32">à s’o</text:span>rganiser et à rester concentré ? <text:span text:style-name="T32">Il</text:span> p<text:span text:style-name="T32">eut</text:span> bénéficier d’un ordinateur à l’école pour noter les cours et faire <text:span text:style-name="T32">ses</text:span> devoirs.</text:p>
      <text:p text:style-name="P99"/>
      <text:p text:style-name="P123">Adaptations pendant les examens/contrôles</text:p>
      <text:p text:style-name="P81">Pour donner une chance équitable à tous les élèves avec handicap, les académies permettent certains changements dans la façon dont les examens se déroulent. <text:span text:style-name="T32">Il peut </text:span><text:s text:c="2"/>avoir la permission d’écrire vos réponses à l’ordinateur ou d’enregistrer <text:span text:style-name="T32">ses</text:span> réponses à haute voix. <text:span text:style-name="T32">Il</text:span> p<text:span text:style-name="T32">eut </text:span>avoir quelqu’un qui <text:span text:style-name="T32">lui</text:span> lit les consignes ou <text:span text:style-name="T32">lui</text:span> les réexplique. <text:span text:style-name="T32">Il</text:span> <text:span text:style-name="T32">peut</text:span> également bénéficier d’une salle pour <text:span text:style-name="T32">lui</text:span> tout seul <text:span text:style-name="T32">afin d’</text:span>éviter le stress d’être avec les autres élèves, de supporter le bruit qu’ils font (il y a toujours dans les salles d’examens, un bruit de crayons, de chaises, de pages qui se tournent, …). Enfin <text:span text:style-name="T32">il</text:span> <text:span text:style-name="T32">peut</text:span> bénéficier de temps supplémentaire pour terminer l’examen s’<text:span text:style-name="T32">il</text:span> <text:span text:style-name="T32">est</text:span> stressé.</text:p>
      <text:p text:style-name="P99"/>
      <text:p text:style-name="P123">En dehors de l’école</text:p>
      <text:p text:style-name="P80"><text:span text:style-name="T32">Il</text:span> p<text:span text:style-name="T32">eut</text:span> bénéficie<text:span text:style-name="T32">r</text:span> d’aides en dehors de l’école qui peuvent rendre celle-ci plus facilement gérable. L’aide fournie est différente pour tout le monde. Cela peut être des cours de sociabilisation, des groupes d’entraide, des cours de relaxation, … <text:span text:style-name="T32">Il peut également</text:span> en avoir marre d’y aller à certains moments, ou bien y aller <text:span text:style-name="T32">le</text:span> fait sentir différent, mais si ces aides sont utiles, <text:span text:style-name="T32">essayez de faire en sorte qu’il </text:span>n’abandonne pas.</text:p>
      <text:p text:style-name="P80"/>
      <text:p text:style-name="P83">Dispenses</text:p>
      <text:p text:style-name="P83">Votre enfant peut également être dispensé de notation dans certaines matières ou être dispensé d’y assister. Ayez recours à cette dernière possibilité que si vous ne pouvez pas faire autrement (par exemple en sport, si votre enfant se fait harceler pendant que le professeur est occupé avec les autres élèves) !</text:p>
      <text:p text:style-name="P126">10. Mettre l’accent sur les forces</text:p>
      <text:p text:style-name="P82"/>
      <text:p text:style-name="P84">L’autisme et les difficultés associées ne sont qu’une partie de votre enfant. Chaque enfant <text:s/>a ses talents, ses capacités et votre enfant n’est pas différent sur ce point là. Une bonne façon de rendre l’école plus agréable est d’utiliser les intérêts et les forces de votre enfant pour résoudre les difficultés dans les domaines qu’il trouve plus difficiles.</text:p>
      <text:p text:style-name="P84"/>
      <text:p text:style-name="P137">Académique</text:p>
      <text:p text:style-name="P85">Une bonne façon d’impliquer votre enfant dans les sujets qu’il n’aime pas ou qu’il trouve difficile est de les rendre intéressants. Si votre enfant aime les soldats par exemple, discutez de la possibilité de lui faire faire des mathématiques en additionnant ou en soustrayant des troupes par exemple.</text:p>
      <text:p text:style-name="P85">Si l’écriture manuelle est difficile et que votre enfant aime un sujet comme la lune ou la Rome antique, pourquoi ne pas lui donner un projet d’école à faire sur ce sujet. De cette façon il améliorera son écriture et ses capacités de présentation.</text:p>
      <text:p text:style-name="P85">Si la motricité fine est difficile, essayez d’incorporer de l’écriture dans des jeux ou des choses intéressantes.</text:p>
      <text:p text:style-name="P85">Nous n’avons donné que des exemples, les possibilités sont infinies. Discutez-en avec les professeurs au début de l’année. Cela peut faire que votre enfant se sente bien car il travaille sur des sujets qui l’intéresse et en même temps cela permet les apprentissages scolaires et permet également de corriger quelques difficultés. Tout le monde est gagnant </text:p>
      <text:p text:style-name="P84"/>
      <text:p text:style-name="P85">Compétences sociales</text:p>
      <text:p text:style-name="P85">La socialisation dans sa forme la plus simple peut être difficile pour les personnes avec autisme.</text:p>
      <text:p text:style-name="P86">Jouer dans la cour de récréation peut être impossible ou trouver un sujet qui intéresse les autres enfants peut être difficile. Pourquoi ne pas voir si l’école ne permet pas à votre enfant de socialiser dans un environnement plus simple.</text:p>
      <text:p text:style-name="P86">Il peut y avoir plusieurs activités organisées sur la pause du midi comme par exemple un club d’échec ou d’informatique qui peuvent permettre à votre enfant de socialiser.</text:p>
      <text:p text:style-name="P86">Peut être que votre enfant peut montrer ses compétences aux autres enfants. Connaissent-ils tous les films ? Ont-ils une grande mémoire ? Peut être que les jeux en classe peuvent être l’opportunité pour votre enfant de montrer ses compétences ‘</text:p>
      <text:p text:style-name="P85"/>
      <text:p text:style-name="P85"/>
      <text:p text:style-name="P127">11. Étudier et faire les devoirs</text:p>
      <text:p text:style-name="P87"/>
      <text:p text:style-name="P89">Pour une personne avec autisme, se concentrer toute la journée peut être difficile et rentrer et s’y remettre après l’école peut être vraiment compliqué. De plus l’environnement de la maison est souvent moins structuré que celui de l’école.</text:p>
      <text:p text:style-name="P88"/>
      <text:p text:style-name="P90">Voici quelques astuces pour essayer de rendre les devoirs plus faciles.</text:p>
      <text:p text:style-name="P90"/>
      <text:p text:style-name="P90">Parlez aux enseignants</text:p>
      <text:p text:style-name="P92">C’est une première étape importante. Beaucoup d’élèves avec autisme à l’école primaire ou au collège ont vraiment du mal à faire leurs devoirs, ou sont perfectionnistes et passent beaucoup de temps sur un travail. <text:span text:style-name="T34">Il n’y a plus d’équilibre entre le travail et le repos. Discutez de la possibilité d’introduire une limite de temps dans les devoirs, gérée par vous-même. Cela est particulièrement important à l’école primaire. Au collège comme les devoirs ont une date de rendue plus éloignée dans le temps, il est possible que le professeur donne les devoirs à faire en avance. Il est également important que les consignes soient très claires et que votre enfant sache ce qu’il est attendu de lui.</text:span></text:p>
      <text:p text:style-name="P91"/>
      <text:p text:style-name="P93">Essayez, Essayez, Essayez</text:p>
      <text:p text:style-name="P93">L’éducation et l’apprentissage se fait sur les essais et les erreurs. Demandez au professeur de féliciter votre enfant lorsque celui-ci ne réussit pas le travail mais a essayé (cela est encore mieux si le professeur fait cela spontanément !). </text:p>
      <text:p text:style-name="P93"/>
      <text:p text:style-name="P94">Structure et routine</text:p>
      <text:p text:style-name="P94">Il est très important que votre enfant prenne les bonnes habitudes dès le début de l’année. Trouvez un moment dans la journée, après l’école, pour faire les devoirs. Prenez l’habitude de toujours faire les devoirs au même moment. Si la concentration est un problème, autorisez lui des pauses régulières, d’aller marcher peut également être positif. Assurez-vous que votre enfant ait un espace assez grand pour faire ses devoirs et qu’il n’y a pas de distractions qui peuvent facilement le déconcentrer.</text:p>
      <text:p text:style-name="P93"/>
      <text:p text:style-name="P94">Regardez toutes les possibilités</text:p>
      <text:p text:style-name="P94">La meilleure options <text:span text:style-name="T35">pour votre fils ou votre fille est peut être de rentrer de l’école et de ne travailler qu’après une certaine heure, particulièrement si la journée était longue. Également, l’environnement de la maison n’est pas aussi bien que celui de l’école pour travailler. Réfléchissez si votre enfant ne pourrait pas faire ses devoirs à l’école.</text:span></text:p>
      <text:p text:style-name="P94"/>
      <text:p text:style-name="P95">Planifiez</text:p>
      <text:p text:style-name="P97">Prévoyez avec votre fils ou votre fille le travail à faire en fonction des échéances et si vous pensez que certaines échéances posent problèmes, parlez-en à l’enseignant le plus tôt possible de façon à ne pas générer d’anxiété. Beaucoup d’enseignants sont très compréhensifs <text:span text:style-name="T36">et peuvent donner un délai supplémentaire s’ils sont informés du problème.</text:span></text:p>
      <text:p text:style-name="P96"/>
      <text:p text:style-name="P98">Présentation</text:p>
      <text:p text:style-name="P98"><text:soft-page-break/>Juste une petite astuce. <text:span text:style-name="T37">Un travail bien présenté et la bataille est à moitié gagnée. Assurez vous que les devoirs sont propres et biens présentés selon les capacités de VOTRE enfant et que l’environnement de travail est bien rangé. </text:span></text:p>
      <text:p text:style-name="P98"/>
      <text:p text:style-name="P98"/>
      <text:p text:style-name="P129">Que faire si…</text:p>
      <text:p text:style-name="P125">Que faire si la journée tourne mal, que les choses deviennent confuses ?</text:p>
      <text:p text:style-name="P125">Que dois-je faire ? À qui dois-je en parler ? Il est important d’avoir prévu tout cela en avance. <text:span text:style-name="T38">Afin que votre enfant ne </text:span>panique <text:span text:style-name="T38">il est important qu’il ait une liste d’</text:span>étapes <text:span text:style-name="T38">à suivre </text:span>qu<text:span text:style-name="T38">i auront été définies par vous et les enseignants.</text:span></text:p>
      <text:p text:style-name="P124"/>
      <table:table table:name="Table1" table:style-name="Table1">
        <table:table-column table:style-name="Table1.A"/>
        <table:table-column table:style-name="Table1.B" table:number-columns-repeated="2"/>
        <table:table-row table:style-name="Table1.1">
          <table:table-cell table:style-name="Table1.A1" office:value-type="string">
            <text:p text:style-name="P130">Que peut-il arriver ?</text:p>
          </table:table-cell>
          <table:table-cell table:style-name="Table1.A1" office:value-type="string">
            <text:p text:style-name="P130">Que dois-je faire.</text:p>
          </table:table-cell>
          <table:table-cell table:style-name="Table1.C1" office:value-type="string">
            <text:p text:style-name="P130">Que mes enseignants doivent-ils faire ?</text:p>
          </table:table-cell>
        </table:table-row>
        <table:table-row table:style-name="Table1.1">
          <table:table-cell table:style-name="Table1.A1" office:value-type="string">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able:table-cell>
          <table:table-cell table:style-name="Table1.A1" office:value-type="string">
            <text:p text:style-name="P131"/>
          </table:table-cell>
          <table:table-cell table:style-name="Table1.C1" office:value-type="string">
            <text:p text:style-name="P131"/>
          </table:table-cell>
        </table:table-row>
      </table:table>
      <text:p text:style-name="P100"/>
      <text:p text:style-name="P128">Mon enfant</text:p>
      <text:p text:style-name="P101">Bien que nos guides pour les él<text:span text:style-name="T40">èves, les parents et les enseignants donnent un aperçu global des difficultés que les personnes avec autisme peuvent rencontrer.</text:span></text:p>
      <text:p text:style-name="P102">Il est également important de garder à l’esprit qu’une étiquette ne définie personne <text:span text:style-name="T41">et que tout le monde sur le spectre de l’autisme est affecté différemment, à des degrés divers. La page ci-dessous peut vous aider à noter les informations principales à partager avec les enseignants.</text:span></text:p>
      <text:p text:style-name="P101"/>
      <text:p text:style-name="P103">Traitement sensoriel</text:p>
      <text:p text:style-name="P105">Faire face à certains environnements (odeurs, bruits, textures) peut être une source d’inconfort, d’anxiété et de détresse pour beaucoup d’enfants avec autisme. Différents environnement affectent différemment les personnes avec autisme et il est important de comprendre les spécificités de chaque personne..</text:p>
      <text:p text:style-name="P104"/>
      <text:p text:style-name="P105">Mon enfant a des difficultés dans les environnements comme :</text:p>
      <table:table table:name="Table2" table:style-name="Table2">
        <table:table-column table:style-name="Table2.A"/>
        <table:table-row>
          <table:table-cell table:style-name="Table2.A1" office:value-type="string">
            <text:p text:style-name="Table_20_Contents"/>
          </table:table-cell>
        </table:table-row>
      </table:table>
      <text:p text:style-name="P105"/>
      <text:p text:style-name="P106">Mon enfant est distrait ou énervé avec les odeurs, bruits ou textures suivantes :</text:p>
      <table:table table:name="Table3" table:style-name="Table3">
        <table:table-column table:style-name="Table3.A"/>
        <table:table-row>
          <table:table-cell table:style-name="Table3.A1" office:value-type="string">
            <text:p text:style-name="Table_20_Contents"/>
          </table:table-cell>
        </table:table-row>
      </table:table>
      <text:p text:style-name="P106"/>
      <text:p text:style-name="P106">Communication</text:p>
      <text:p text:style-name="P106">La communication est un problème clé <text:span text:style-name="T42">pour les personnes avec autisme. Certaines personnes sont verbales tandis que d’autres ne le sont pas. Beaucoup trouvent difficiles d’exprimer leurs pensées et leurs sentiments ou d’initier une conversation ou encore de poser des questions. Comprendre le langage est aussi difficile certaines fois et cela peut être une source de détresse. De même les personnes avec autisme peuvent avoir une compréhension littérale du langage et <text:s/>avoir des difficultés à comprendre certaines expressions, l’humour ou certaines consignes.</text:span></text:p>
      <text:p text:style-name="P106"/>
      <text:p text:style-name="P107">Mon enfant trouve difficile de comprendre…</text:p>
      <table:table table:name="Table4" table:style-name="Table4">
        <table:table-column table:style-name="Table4.A"/>
        <table:table-row>
          <table:table-cell table:style-name="Table4.A1" office:value-type="string">
            <text:p text:style-name="Table_20_Contents"/>
          </table:table-cell>
        </table:table-row>
      </table:table>
      <text:p text:style-name="P107"/>
      <text:p text:style-name="P107">Mon enfant a du mal à communiquer quand…</text:p>
      <table:table table:name="Table5" table:style-name="Table5">
        <table:table-column table:style-name="Table5.A"/>
        <table:table-row>
          <table:table-cell table:style-name="Table5.A1" office:value-type="string">
            <text:p text:style-name="Table_20_Contents"/>
          </table:table-cell>
        </table:table-row>
      </table:table>
      <text:p text:style-name="P107"/>
      <text:p text:style-name="P107">Mon enfant comprend mieux les consignes quand…</text:p>
      <table:table table:name="Table6" table:style-name="Table6">
        <table:table-column table:style-name="Table6.A"/>
        <table:table-row>
          <table:table-cell table:style-name="Table6.A1" office:value-type="string">
            <text:p text:style-name="Table_20_Contents"/>
          </table:table-cell>
        </table:table-row>
      </table:table>
      <text:p text:style-name="P107"/>
      <text:p text:style-name="P107"/>
      <text:p text:style-name="P108"><text:soft-page-break/>Concentration</text:p>
      <text:p text:style-name="P108">Se concentrer ou rester assis longtemps sont particulièrement difficiles pour beaucoup de personnes avec autisme. Il peut être également difficile de se <text:s/>concentrer dans un environnement distrayant ou lorsque la personne est anxieuse.</text:p>
      <text:p text:style-name="P108"/>
      <text:p text:style-name="P108">Mon enfant trouve difficile de se concentrer à l’école quand…</text:p>
      <table:table table:name="Table7" table:style-name="Table7">
        <table:table-column table:style-name="Table7.A"/>
        <table:table-row>
          <table:table-cell table:style-name="Table7.A1" office:value-type="string">
            <text:p text:style-name="Table_20_Contents"/>
          </table:table-cell>
        </table:table-row>
      </table:table>
      <text:p text:style-name="P108"/>
      <text:p text:style-name="P108">Il/Elle trouve plus facile de se concentrer quand…</text:p>
      <table:table table:name="Table8" table:style-name="Table8">
        <table:table-column table:style-name="Table8.A"/>
        <table:table-row>
          <table:table-cell table:style-name="Table8.A1" office:value-type="string">
            <text:p text:style-name="Table_20_Contents"/>
          </table:table-cell>
        </table:table-row>
      </table:table>
      <text:p text:style-name="P108"/>
      <text:p text:style-name="P108">Comment aider mon enfant à se concentrer…</text:p>
      <table:table table:name="Table9" table:style-name="Table9">
        <table:table-column table:style-name="Table9.A"/>
        <table:table-row>
          <table:table-cell table:style-name="Table9.A1" office:value-type="string">
            <text:p text:style-name="Table_20_Contents"/>
          </table:table-cell>
        </table:table-row>
      </table:table>
      <text:p text:style-name="P108"/>
      <text:p text:style-name="P108"/>
      <text:p text:style-name="P109">Imagination</text:p>
      <text:p text:style-name="P110">Il peut être difficile pour mon enfant d’imaginer ou de comprendre les choses qu’il ne peut pas visualiser. Cela rend les apprentissages difficiles.</text:p>
      <text:p text:style-name="P110"/>
      <text:p text:style-name="P110">Mon enfant trouve difficile d’imaginer ou de comprendre…</text:p>
      <table:table table:name="Table10" table:style-name="Table10">
        <table:table-column table:style-name="Table10.A"/>
        <table:table-row>
          <table:table-cell table:style-name="Table10.A1" office:value-type="string">
            <text:p text:style-name="Table_20_Contents"/>
          </table:table-cell>
        </table:table-row>
      </table:table>
      <text:p text:style-name="P110"/>
      <text:p text:style-name="P111">Structure/Routine</text:p>
      <text:p text:style-name="P111">La routine est importante pour la plupart des personnes avec autisme. Cela réduit l’anxiété en limitant la part d’inconnu dans la journée.</text:p>
      <text:p text:style-name="P111"/>
      <text:p text:style-name="P112">La routine de mon enfant pour aller à l’école est…</text:p>
      <table:table table:name="Table12" table:style-name="Table12">
        <table:table-column table:style-name="Table12.A"/>
        <table:table-row>
          <table:table-cell table:style-name="Table12.A1" office:value-type="string">
            <text:p text:style-name="Table_20_Contents"/>
          </table:table-cell>
        </table:table-row>
      </table:table>
      <text:p text:style-name="P112"/>
      <text:p text:style-name="P113">Changer le déroulement de la journée ou les choses comme le placement des élèves dans la classe peut être vraiment stressant. Cela peut être réduit en…</text:p>
      <table:table table:name="Table11" table:style-name="Table11">
        <table:table-column table:style-name="Table11.A"/>
        <table:table-row>
          <table:table-cell table:style-name="Table11.A1" office:value-type="string">
            <text:p text:style-name="Table_20_Contents"/>
          </table:table-cell>
        </table:table-row>
      </table:table>
      <text:p text:style-name="P113"/>
      <text:p text:style-name="P113"/>
      <text:p text:style-name="P114">Organisation</text:p>
      <text:p text:style-name="P114"><text:soft-page-break/>Certaines personnes avec autisme <text:span text:style-name="T43">trouvent difficile de respecter les dates limites pour rendre un travail ou trouvent difficile de garder un cartable / casier bien rangé ou d’apporter toutes les affaires nécessaires en cours.</text:span></text:p>
      <text:p text:style-name="P114"/>
      <text:p text:style-name="P115">Mon enfant a les problèmes d’organisation suivants :</text:p>
      <table:table table:name="Table13" table:style-name="Table13">
        <table:table-column table:style-name="Table13.A"/>
        <table:table-row>
          <table:table-cell table:style-name="Table13.A1" office:value-type="string">
            <text:p text:style-name="Table_20_Contents"/>
          </table:table-cell>
        </table:table-row>
      </table:table>
      <text:p text:style-name="P115"/>
      <text:p text:style-name="P115">Nous essayons de faire en sorte que notre enfant soit organisé avec :</text:p>
      <table:table table:name="Table14" table:style-name="Table14">
        <table:table-column table:style-name="Table14.A"/>
        <table:table-row>
          <table:table-cell table:style-name="Table14.A1" office:value-type="string">
            <text:p text:style-name="Table_20_Contents"/>
          </table:table-cell>
        </table:table-row>
      </table:table>
      <text:p text:style-name="P115"/>
      <text:p text:style-name="P116">Comportement</text:p>
      <text:p text:style-name="P116">Certaines fois, les personnes avec autisme peuvent avoir un comportement difficile. Cela arrive quand elles se font du souci pour quelque chose ou qu’elles n’arrivent pas à communiquer. Il est important de comprendre la différence entre une frustration et un comportement délibérément méchant.</text:p>
      <text:p text:style-name="P116"/>
      <text:p text:style-name="P116">Mon enfant montre des comportements difficiles quand…</text:p>
      <table:table table:name="Table15" table:style-name="Table15">
        <table:table-column table:style-name="Table15.A"/>
        <table:table-row>
          <table:table-cell table:style-name="Table15.A1" office:value-type="string">
            <text:p text:style-name="Table_20_Contents"/>
          </table:table-cell>
        </table:table-row>
      </table:table>
      <text:p text:style-name="P116"/>
      <text:p text:style-name="P116">Mon enfant se comporte de la façon suivante quand il est énervé ou frustré à propos de quelque chose en rapport avec son handicap :</text:p>
      <table:table table:name="Table16" table:style-name="Table16">
        <table:table-column table:style-name="Table16.A"/>
        <table:table-row>
          <table:table-cell table:style-name="Table16.A1" office:value-type="string">
            <text:p text:style-name="Table_20_Contents"/>
          </table:table-cell>
        </table:table-row>
      </table:table>
      <text:p text:style-name="P116"/>
      <text:p text:style-name="P117">Vous pouvez dire si une personne avec autisme a eu une mauvaise journée en regardant son humeur ou son comportement.</text:p>
      <text:p text:style-name="P117">Vous pouvez voir cela dans mon enfant parce que…</text:p>
      <table:table table:name="Table17" table:style-name="Table17">
        <table:table-column table:style-name="Table17.A"/>
        <table:table-row>
          <table:table-cell table:style-name="Table17.A1" office:value-type="string">
            <text:p text:style-name="Table_20_Contents"/>
          </table:table-cell>
        </table:table-row>
      </table:table>
      <text:p text:style-name="P116"/>
      <text:p text:style-name="P116">Quand nous avons un comportement difficile à la maison nous faisons :</text:p>
      <table:table table:name="Table18" table:style-name="Table18">
        <table:table-column table:style-name="Table18.A"/>
        <table:table-row>
          <table:table-cell table:style-name="Table18.A1" office:value-type="string">
            <text:p text:style-name="Table_20_Contents"/>
          </table:table-cell>
        </table:table-row>
      </table:table>
      <text:p text:style-name="P116"/>
      <text:p text:style-name="P116">Nous évitons de réagir de la façon suivante pour éviter une escalade de la situation :</text:p>
      <table:table table:name="Table19" table:style-name="Table19">
        <table:table-column table:style-name="Table19.A"/>
        <table:table-row>
          <table:table-cell table:style-name="Table19.A1" office:value-type="string">
            <text:p text:style-name="Table_20_Contents"/>
          </table:table-cell>
        </table:table-row>
      </table:table>
      <text:p text:style-name="P116"/>
      <text:p text:style-name="P116"/>
      <text:p text:style-name="P118">Anxiété</text:p>
      <text:p text:style-name="P118"/>
      <text:p text:style-name="P118"><text:soft-page-break/>L’anxiété est une difficulté majeure pour beaucoup de personnes avec autisme. Quand une personne avec autisme est anxieuses, les autres difficultés peuvent être plus prononcées.</text:p>
      <text:p text:style-name="P118"/>
      <text:p text:style-name="P118">Mon enfant a tendance à devenir anxieux quand…</text:p>
      <table:table table:name="Table20" table:style-name="Table20">
        <table:table-column table:style-name="Table20.A"/>
        <table:table-row>
          <table:table-cell table:style-name="Table20.A1" office:value-type="string">
            <text:p text:style-name="Table_20_Contents"/>
          </table:table-cell>
        </table:table-row>
      </table:table>
      <text:p text:style-name="P118"/>
      <text:p text:style-name="P118">Quand mon enfant est anxieux je le vois à…</text:p>
      <table:table table:name="Table21" table:style-name="Table21">
        <table:table-column table:style-name="Table21.A"/>
        <table:table-row>
          <table:table-cell table:style-name="Table21.A1" office:value-type="string">
            <text:p text:style-name="Table_20_Contents"/>
          </table:table-cell>
        </table:table-row>
      </table:table>
      <text:p text:style-name="P118"/>
      <text:p text:style-name="P118">Les moyens que nous utilisons <text:span text:style-name="T44">pour prévenir l’apparition de l’anxiété…</text:span></text:p>
      <table:table table:name="Table22" table:style-name="Table22">
        <table:table-column table:style-name="Table22.A"/>
        <table:table-row>
          <table:table-cell table:style-name="Table22.A1" office:value-type="string">
            <text:p text:style-name="Table_20_Contents"/>
          </table:table-cell>
        </table:table-row>
      </table:table>
      <text:p text:style-name="P118"/>
      <text:p text:style-name="P119">Les moyens que nous utilisons pour réduire l’anxiété une fois qu’elle est là…</text:p>
      <table:table table:name="Table23" table:style-name="Table23">
        <table:table-column table:style-name="Table23.A"/>
        <table:table-row>
          <table:table-cell table:style-name="Table23.A1" office:value-type="string">
            <text:p text:style-name="Table_20_Contents"/>
          </table:table-cell>
        </table:table-row>
      </table:table>
      <text:p text:style-name="P119"/>
      <text:p text:style-name="P120">Socialisation</text:p>
      <text:p text:style-name="P120">Beaucoup de personnes avec autisme trouvent la socialisation difficile.</text:p>
      <text:p text:style-name="P120"/>
      <text:p text:style-name="P120">Mon enfant trouve les aspects suivants de la socialisation difficiles :</text:p>
      <table:table table:name="Table24" table:style-name="Table24">
        <table:table-column table:style-name="Table24.A"/>
        <table:table-row>
          <table:table-cell table:style-name="Table24.A1" office:value-type="string">
            <text:p text:style-name="Table_20_Contents"/>
          </table:table-cell>
        </table:table-row>
      </table:table>
      <text:p text:style-name="P120"/>
      <text:p text:style-name="P120">Mon enfant trouve plus facile d’interagir avec les autres quand…</text:p>
      <table:table table:name="Table25" table:style-name="Table25">
        <table:table-column table:style-name="Table25.A"/>
        <table:table-row>
          <table:table-cell table:style-name="Table25.A1" office:value-type="string">
            <text:p text:style-name="Table_20_Contents"/>
          </table:table-cell>
        </table:table-row>
      </table:table>
      <text:p text:style-name="P120"/>
      <text:p text:style-name="P120">Les moyens que l’école peut utiliser pour favoriser la socialisation de mon enfant sont :</text:p>
      <table:table table:name="Table26" table:style-name="Table26">
        <table:table-column table:style-name="Table26.A"/>
        <table:table-row>
          <table:table-cell table:style-name="Table26.A1" office:value-type="string">
            <text:p text:style-name="Table_20_Contents"/>
          </table:table-cell>
        </table:table-row>
      </table:table>
      <text:p text:style-name="P120"/>
      <text:p text:style-name="P120"/>
      <text:p text:style-name="P121">Handicaps supplémentaires</text:p>
      <text:p text:style-name="P121">Beaucoup de personnes avec autisme ont d’autres handicaps associés comme des difficultés d’apprentissage.</text:p>
      <text:p text:style-name="P121"/>
      <text:p text:style-name="P121">Les autres difficultés d’apprentissages de mon enfant sont :</text:p>
      <table:table table:name="Table28" table:style-name="Table28">
        <table:table-column table:style-name="Table28.A"/>
        <table:table-row>
          <table:table-cell table:style-name="Table28.A1" office:value-type="string">
            <text:p text:style-name="Table_20_Contents"/>
          </table:table-cell>
        </table:table-row>
      </table:table>
      <text:p text:style-name="P121"/>
      <text:p text:style-name="P121"><text:soft-page-break/>En plus de l’autisme, mon enfant a aussi un diagnostique de :</text:p>
      <table:table table:name="Table29" table:style-name="Table29">
        <table:table-column table:style-name="Table29.A"/>
        <table:table-row>
          <table:table-cell table:style-name="Table29.A1" office:value-type="string">
            <text:p text:style-name="Table_20_Contents"/>
          </table:table-cell>
        </table:table-row>
      </table:table>
      <text:p text:style-name="P121"/>
      <text:p text:style-name="P121">Les aides supplémentaires que mon enfant a besoin:</text:p>
      <table:table table:name="Table27" table:style-name="Table27">
        <table:table-column table:style-name="Table27.A"/>
        <table:table-row>
          <table:table-cell table:style-name="Table27.A1" office:value-type="string">
            <text:p text:style-name="Table_20_Contents"/>
          </table:table-cell>
        </table:table-row>
      </table:table>
      <text:p text:style-name="P121"/>
      <text:p text:style-name="P121">Forces / Intérêts</text:p>
      <text:p text:style-name="P122">Les difficultés de l’autisme sont juste un élément de mon enfant. Mon enfant a aussi des intérêts et des compétences. Il peut être vraiment bon parfois de restreindre les discussions sur ce sujet et élargir ses intérêts. Comme tous les enfants, il est plein de talents</text:p>
      <text:p text:style-name="P122"/>
      <text:p text:style-name="P122">Les intérêts spécifiques de mon enfant sont…</text:p>
      <table:table table:name="Table30" table:style-name="Table30">
        <table:table-column table:style-name="Table30.A"/>
        <table:table-row>
          <table:table-cell table:style-name="Table30.A1" office:value-type="string">
            <text:p text:style-name="Table_20_Contents"/>
          </table:table-cell>
        </table:table-row>
      </table:table>
      <text:p text:style-name="P122"/>
      <text:p text:style-name="P122">Mon enfant est aussi intéressé par…</text:p>
      <table:table table:name="Table31" table:style-name="Table31">
        <table:table-column table:style-name="Table31.A"/>
        <table:table-row>
          <table:table-cell table:style-name="Table31.A1" office:value-type="string">
            <text:p text:style-name="Table_20_Contents"/>
          </table:table-cell>
        </table:table-row>
      </table:table>
      <text:p text:style-name="P122"/>
      <text:p text:style-name="P122">Vos matières</text:p>
      <text:p text:style-name="P122">Votre enfant peut avoir des difficultés dans certaines matières à cause de son/ses handicaps. Il peut également exceller dans d’autres matières.</text:p>
      <text:p text:style-name="P122"/>
      <text:p text:style-name="P122">Les expériences passées de mon enfant pour l’étude de votre matière :</text:p>
      <text:p text:style-name="P122"/>
      <text:p text:style-name="P122">Mon enfant trouve les éléments suivants plus difficiles :</text:p>
      <table:table table:name="Table32" table:style-name="Table32">
        <table:table-column table:style-name="Table32.A"/>
        <table:table-row>
          <table:table-cell table:style-name="Table32.A1" office:value-type="string">
            <text:p text:style-name="Table_20_Contents"/>
          </table:table-cell>
        </table:table-row>
      </table:table>
      <text:p text:style-name="P122"/>
      <text:p text:style-name="P122">Ce que mon enfant préfère dans votre matière :</text:p>
      <table:table table:name="Table33" table:style-name="Table33">
        <table:table-column table:style-name="Table33.A"/>
        <table:table-row>
          <table:table-cell table:style-name="Table33.A1" office:value-type="string">
            <text:p text:style-name="Table_20_Contents"/>
          </table:table-cell>
        </table:table-row>
      </table:table>
      <text:p text:style-name="P122"/>
      <text:p text:style-name="P122">Nous essayons de nous concentrer sur les forces des enfants pour rendre les parties difficiles plus faciles et intéressantes. Les choses que nous pouvons essayer pour lier les intérêts de mon enfant à votre matière sont :</text:p>
      <table:table table:name="Table34" table:style-name="Table34">
        <table:table-column table:style-name="Table34.A"/>
        <table:table-row>
          <table:table-cell table:style-name="Table34.A1" office:value-type="string">
            <text:p text:style-name="Table_20_Contents"/>
          </table:table-cell>
        </table:table-row>
      </table:table>
      <text:p text:style-name="P122"/>
      <text:p text:style-name="P122">Autre</text:p>
      <text:p text:style-name="P122">Autres informations utiles à propos de mon enfant…</text:p>
      <table:table table:name="Table35" table:style-name="Table35">
        <table:table-column table:style-name="Table35.A"/>
        <text:soft-page-break/>
        <table:table-row>
          <table:table-cell table:style-name="Table35.A1" office:value-type="string">
            <text:p text:style-name="Table_20_Contents"/>
          </table:table-cell>
        </table:table-row>
      </table:table>
      <text:p text:style-name="P1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Gotham Bold1" svg:font-family="'Gotham Bold'" style:font-pitch="variable"/>
    <style:font-face style:name="Arial" svg:font-family="Arial" style:font-family-generic="roman" style:font-pitch="variable"/>
    <style:font-face style:name="Gotham Bold" svg:font-family="'Gotham Bold'" style:font-family-generic="roman" style:font-pitch="variable"/>
    <style:font-face style:name="Gotham Light" svg:font-family="'Gotham Light'" style:font-family-generic="roman" style:font-pitch="variable"/>
    <style:font-face style:name="Lato1" svg:font-family="Lat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ato" svg:font-family="Lato"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IE" style:letter-kerning="true" style:font-name-asian="Lucida Sans Unicode" style:font-size-asian="10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en" fo:country="IE" style:letter-kerning="true" style:font-name-asian="Lucida Sans Unicode" style:font-size-asian="10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en" fo:country="IE" style:font-name-asian="Lucida Sans Unicode" style:font-family-asian="'Lucida Sans Unicode'"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fo:text-align="start" style:justify-single-word="false" style:writing-mode="lr-tb"/>
      <style:text-properties style:font-name="Gotham Light" fo:font-family="'Gotham Light'" style:font-family-generic="roman" style:font-pitch="variable" fo:font-size="11pt" fo:font-weight="normal" style:font-size-asian="11pt" style:font-weight-asian="normal"/>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Heading" style:default-outline-level="" style:class="text">
      <style:paragraph-properties fo:text-align="start" style:justify-single-word="false" style:writing-mode="lr-tb"/>
      <style:text-properties style:font-name="Lato" fo:font-family="Lato" style:font-family-generic="swiss" style:font-pitch="variable"/>
    </style:style>
    <style:style style:name="Heading_20_2" style:display-name="Heading 2" style:family="paragraph" style:parent-style-name="Heading" style:default-outline-level="" style:class="text">
      <style:paragraph-properties fo:text-align="justify" style:justify-single-word="false" style:writing-mode="lr-tb"/>
      <style:text-properties style:font-name="Lato" fo:font-family="Lato" style:font-family-generic="swiss" style:font-pitch="variable" fo:font-size="12pt" style:font-size-asian="12pt"/>
    </style:style>
    <style:style style:name="Header"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9"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4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4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44"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4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48"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5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1"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5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6T17:47:55</meta:creation-date>
    <dc:language>en-IE</dc:language>
    <dc:date>2017-07-14T15:01:58.745375484</dc:date>
    <meta:editing-cycles>220</meta:editing-cycles>
    <meta:editing-duration>P1DT6H49M52S</meta:editing-duration>
    <meta:generator>LibreOffice/5.3.4.2$Linux_X86_64 LibreOffice_project/30m0$Build-2</meta:generator>
    <meta:document-statistic meta:table-count="35" meta:image-count="0" meta:object-count="0" meta:page-count="27" meta:paragraph-count="261" meta:word-count="6759" meta:character-count="42149" meta:non-whitespace-character-count="35641"/>
  </office:meta>
</office:document-meta>
</file>